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1F6C00002A466F1E3797.svm"/>
  <manifest:file-entry manifest:media-type="" manifest:full-path="Pictures/200000070000344D0000268EDCFAD9E6.svm"/>
  <manifest:file-entry manifest:media-type="" manifest:full-path="Pictures/200000070000288500000846484FD99A.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6BE0000281BB4EC0C85.svm"/>
  <manifest:file-entry manifest:media-type="" manifest:full-path="Pictures/2000000700001DAB00000E94D2C537D1.svm"/>
  <manifest:file-entry manifest:media-type="" manifest:full-path="Pictures/2000000700001B6400001D76A24CE5EA.svm"/>
  <manifest:file-entry manifest:media-type="" manifest:full-path="Pictures/2000000700002B6A000005B072AB41FA.svm"/>
  <manifest:file-entry manifest:media-type="" manifest:full-path="Pictures/2000000700002FA600000A3C8D0CD8BF.svm"/>
  <manifest:file-entry manifest:media-type="" manifest:full-path="Pictures/2000000700002D950000160554663385.svm"/>
  <manifest:file-entry manifest:media-type="" manifest:full-path="Pictures/20000007000026C3000008CA0E8B671A.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24E700000F32E0C4BF11.svm"/>
  <manifest:file-entry manifest:media-type="" manifest:full-path="Pictures/20000007000031190000175D164BF4C9.svm"/>
  <manifest:file-entry manifest:media-type="" manifest:full-path="Pictures/200000070000219800000DC092C4E0FA.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 manifest:full-path="Pictures/20000007000029F70000064F5ACBCFFD.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98800002712B1C1476D.svm"/>
  <manifest:file-entry manifest:media-type="" manifest:full-path="Pictures/20000007000012B600000E2A527CCE51.svm"/>
  <manifest:file-entry manifest:media-type="" manifest:full-path="Pictures/2000000700001C6D00001428C6613353.svm"/>
  <manifest:file-entry manifest:media-type="" manifest:full-path="Pictures/20000007000013D90000156650C5C18E.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Code">
      <style:text-properties fo:language="en" fo:country="US"/>
    </style:style>
    <style:style style:name="P7" style:family="paragraph" style:parent-style-name="Code">
      <style:text-properties style:use-window-font-color="true"/>
    </style:style>
    <style:style style:name="P8" style:family="paragraph" style:parent-style-name="Code">
      <style:text-properties style:use-window-font-color="true" fo:language="en" fo:country="US"/>
    </style:style>
    <style:style style:name="P9" style:family="paragraph" style:parent-style-name="Code">
      <style:text-properties style:use-window-font-color="true" fo:font-size="8pt" style:font-size-asian="8pt" style:font-size-complex="8pt"/>
    </style:style>
    <style:style style:name="P10" style:family="paragraph" style:parent-style-name="Code">
      <style:text-properties style:use-window-font-color="true" style:font-name="Consolas" fo:font-size="8pt" style:font-name-asian="Consolas" style:font-size-asian="8pt" style:font-name-complex="Consolas" style:font-size-complex="8pt"/>
    </style:style>
    <style:style style:name="P11" style:family="paragraph" style:parent-style-name="Code">
      <style:text-properties style:use-window-font-color="true" style:font-name="Courier New1" fo:font-size="10pt" style:font-size-asian="10pt" style:font-size-complex="10pt"/>
    </style:style>
    <style:style style:name="P12" style:family="paragraph" style:parent-style-name="Code">
      <style:text-properties style:use-window-font-color="true" style:font-name="Courier New1" fo:font-size="10pt" style:font-name-asian="Consolas" style:font-size-asian="10pt" style:font-name-complex="Consolas" style:font-size-complex="10pt"/>
    </style:style>
    <style:style style:name="P13" style:family="paragraph" style:parent-style-name="Code">
      <style:text-properties style:use-window-font-color="true" style:font-name="Courier New1" fo:font-size="8pt" style:font-size-asian="8pt" style:font-size-complex="8pt"/>
    </style:style>
    <style:style style:name="P14" style:family="paragraph" style:parent-style-name="Code">
      <style:text-properties style:use-window-font-color="true" style:font-name="Courier New1" fo:font-size="8pt" style:font-name-asian="Consolas" style:font-size-asian="8pt" style:font-name-complex="Consolas" style:font-size-complex="8pt"/>
    </style:style>
    <style:style style:name="P15" style:family="paragraph" style:parent-style-name="Code">
      <style:text-properties style:use-window-font-color="true" style:text-underline-style="none"/>
    </style:style>
    <style:style style:name="P16" style:family="paragraph" style:parent-style-name="Code">
      <style:text-properties fo:color="#000000"/>
    </style:style>
    <style:style style:name="P17" style:family="paragraph" style:parent-style-name="Text_20_body">
      <style:text-properties fo:language="en" fo:country="US"/>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margin-left="1.251cm" fo:margin-right="0cm" fo:text-indent="0cm" style:auto-text-indent="false"/>
    </style:style>
    <style:style style:name="P22" style:family="paragraph" style:parent-style-name="Text_20_body">
      <style:text-properties fo:language="en" fo:country="US"/>
    </style:style>
    <style:style style:name="P23" style:family="paragraph" style:parent-style-name="Text_20_body" style:list-style-name="L1">
      <style:text-properties fo:language="en" fo:country="US"/>
    </style:style>
    <style:style style:name="P24" style:family="paragraph" style:parent-style-name="Text_20_body" style:list-style-name="L2">
      <style:text-properties fo:language="en" fo:country="US"/>
    </style:style>
    <style:style style:name="P25" style:family="paragraph" style:parent-style-name="Text_20_body" style:list-style-name="L3">
      <style:text-properties fo:language="en" fo:country="US"/>
    </style:style>
    <style:style style:name="P26" style:family="paragraph" style:parent-style-name="Text_20_body" style:list-style-name="L4">
      <style:text-properties fo:language="en" fo:country="US"/>
    </style:style>
    <style:style style:name="P27" style:family="paragraph" style:parent-style-name="Text_20_body" style:list-style-name="L5">
      <style:text-properties fo:language="en" fo:country="US"/>
    </style:style>
    <style:style style:name="P28" style:family="paragraph" style:parent-style-name="Text_20_body" style:list-style-name="L13">
      <style:text-properties fo:language="en" fo:country="US"/>
    </style:style>
    <style:style style:name="P29" style:family="paragraph" style:parent-style-name="Text_20_body" style:list-style-name="L14">
      <style:text-properties fo:language="en" fo:country="US"/>
    </style:style>
    <style:style style:name="P30" style:family="paragraph" style:parent-style-name="Text_20_body" style:list-style-name="L23">
      <style:text-properties fo:language="en" fo:country="US"/>
    </style:style>
    <style:style style:name="P31" style:family="paragraph" style:parent-style-name="Text_20_body" style:list-style-name="L24">
      <style:text-properties fo:language="en" fo:country="US"/>
    </style:style>
    <style:style style:name="P32" style:family="paragraph" style:parent-style-name="Text_20_body" style:list-style-name="L25">
      <style:text-properties fo:language="en" fo:country="US"/>
    </style:style>
    <style:style style:name="P33" style:family="paragraph" style:parent-style-name="Text_20_body" style:list-style-name="L26">
      <style:text-properties fo:language="en" fo:country="US"/>
    </style:style>
    <style:style style:name="P34" style:family="paragraph" style:parent-style-name="Text_20_body" style:list-style-name="L27">
      <style:text-properties fo:language="en" fo:country="US"/>
    </style:style>
    <style:style style:name="P35" style:family="paragraph" style:parent-style-name="Text_20_body" style:list-style-name="L28">
      <style:text-properties fo:language="en" fo:country="US"/>
    </style:style>
    <style:style style:name="P36" style:family="paragraph" style:parent-style-name="Text_20_body" style:list-style-name="L29">
      <style:text-properties fo:language="en" fo:country="US"/>
    </style:style>
    <style:style style:name="P37" style:family="paragraph" style:parent-style-name="Text_20_body" style:list-style-name="L31">
      <style:text-properties fo:language="en" fo:country="US"/>
    </style:style>
    <style:style style:name="P38" style:family="paragraph" style:parent-style-name="Text_20_body" style:list-style-name="L32">
      <style:text-properties fo:language="en" fo:country="US"/>
    </style:style>
    <style:style style:name="P39" style:family="paragraph" style:parent-style-name="Text_20_body" style:list-style-name="L33">
      <style:text-properties fo:language="en" fo:country="US"/>
    </style:style>
    <style:style style:name="P40" style:family="paragraph" style:parent-style-name="Text_20_body" style:list-style-name="L34">
      <style:text-properties fo:language="en" fo:country="US"/>
    </style:style>
    <style:style style:name="P41" style:family="paragraph" style:parent-style-name="Text_20_body" style:list-style-name="L35">
      <style:text-properties fo:language="en" fo:country="US"/>
    </style:style>
    <style:style style:name="P42" style:family="paragraph" style:parent-style-name="Text_20_body" style:list-style-name="L36">
      <style:text-properties fo:language="en" fo:country="US"/>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30"/>
    <style:style style:name="P62" style:family="paragraph" style:parent-style-name="Text_20_body">
      <style:text-properties style:font-name="Courier New1" fo:font-size="8pt" fo:language="en" fo:country="US" style:font-size-asian="8pt" style:font-size-complex="8pt"/>
    </style:style>
    <style:style style:name="P63" style:family="paragraph" style:parent-style-name="Code">
      <style:text-properties style:use-window-font-color="true"/>
    </style:style>
    <style:style style:name="P64" style:family="paragraph" style:parent-style-name="Code" style:list-style-name="L26">
      <style:text-properties style:use-window-font-color="true"/>
    </style:style>
    <style:style style:name="P65" style:family="paragraph" style:parent-style-name="Code">
      <style:text-properties style:use-window-font-color="true" style:font-name="Courier New1" fo:font-size="8pt" style:font-size-asian="8pt" style:font-size-complex="8pt"/>
    </style:style>
    <style:style style:name="P66" style:family="paragraph" style:parent-style-name="Code">
      <style:text-properties style:use-window-font-color="true" style:font-name="Courier New1" fo:font-size="8pt" style:font-size-asian="8pt" style:font-size-complex="8pt"/>
    </style:style>
    <style:style style:name="P67" style:family="paragraph" style:parent-style-name="Code">
      <style:text-properties style:use-window-font-color="true" fo:font-size="8pt" fo:font-weight="normal" style:font-size-asian="8pt" style:font-weight-asian="normal" style:font-size-complex="8pt" style:font-weight-complex="normal"/>
    </style:style>
    <style:style style:name="P68" style:family="paragraph" style:parent-style-name="Code">
      <style:text-properties style:use-window-font-color="true" fo:font-size="8pt" style:font-size-asian="8pt" style:font-size-complex="8pt"/>
    </style:style>
    <style:style style:name="P69" style:family="paragraph" style:parent-style-name="Code">
      <style:paragraph-properties fo:margin-left="0cm" fo:margin-right="0cm" fo:text-indent="0cm" style:auto-text-indent="false"/>
      <style:text-properties style:use-window-font-color="true" fo:font-size="8pt" fo:background-color="transparent" style:font-size-asian="8pt" style:font-size-complex="8pt"/>
    </style:style>
    <style:style style:name="P70" style:family="paragraph" style:parent-style-name="Code">
      <style:paragraph-properties fo:margin-left="0cm" fo:margin-right="0cm" fo:text-indent="0cm" style:auto-text-indent="false"/>
      <style:text-properties style:use-window-font-color="true" fo:font-size="8pt" fo:font-weight="normal" style:font-size-asian="8pt" style:font-weight-asian="normal" style:font-size-complex="8pt" style:font-weight-complex="normal"/>
    </style:style>
    <style:style style:name="P71" style:family="paragraph" style:parent-style-name="Code">
      <style:paragraph-properties fo:margin-left="0cm" fo:margin-right="0cm" fo:text-indent="0cm" style:auto-text-indent="false"/>
      <style:text-properties fo:font-size="8pt" style:font-size-asian="8pt" style:font-size-complex="8pt"/>
    </style:style>
    <style:style style:name="P72" style:family="paragraph" style:parent-style-name="Heading_20_1">
      <style:text-properties fo:language="en" fo:country="US"/>
    </style:style>
    <style:style style:name="P73" style:family="paragraph" style:parent-style-name="Heading_20_3">
      <style:text-properties fo:language="en" fo:country="US"/>
    </style:style>
    <style:style style:name="P74" style:family="paragraph" style:parent-style-name="Heading_20_2">
      <style:text-properties fo:language="en" fo:country="US"/>
    </style:style>
    <style:style style:name="P75" style:family="paragraph" style:parent-style-name="Bibliography_20_1">
      <style:paragraph-properties>
        <style:tab-stops/>
      </style:paragraph-properties>
    </style:style>
    <style:style style:name="T1" style:family="text">
      <style:text-properties fo:font-weight="bold" style:font-weight-asian="bold" style:font-weight-complex="bold"/>
    </style:style>
    <style:style style:name="T2" style:family="text">
      <style:text-properties fo:font-weight="bold" style:font-name-asian="Consolas" style:font-weight-asian="bold" style:font-name-complex="Consolas"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style:font-size-asian="8pt" style:font-size-complex="8pt"/>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7f0055" fo:font-weight="bold" style:font-weight-asian="bold" style:font-weight-complex="bold"/>
    </style:style>
    <style:style style:name="T15" style:family="text">
      <style:text-properties style:use-window-font-color="true" style:font-name="Courier New1" fo:font-size="8pt" fo:background-color="transparent" style:font-name-asian="Consolas" style:font-size-asian="8pt" style:font-name-complex="Consolas" style:font-size-complex="8pt"/>
    </style:style>
    <style:style style:name="T16" style:family="text">
      <style:text-properties style:use-window-font-color="true" style:font-name="Courier New1" fo:font-size="8pt" style:font-size-asian="8pt" style:font-size-complex="8pt"/>
    </style:style>
    <style:style style:name="T17" style:family="text">
      <style:text-properties style:font-name-asian="Consolas" style:font-name-complex="Consolas"/>
    </style:style>
    <style:style style:name="T18" style:family="text">
      <style:text-properties style:text-underline-style="none"/>
    </style:style>
    <style:style style:name="T19" style:family="text">
      <style:text-properties style:text-underline-style="none" style:font-name-asian="Consolas" style:font-name-complex="Consolas"/>
    </style:style>
    <style:style style:name="T20" style:family="text">
      <style:text-properties fo:color="#0000c0" fo:font-style="italic" style:font-style-asian="italic" style:font-style-complex="italic"/>
    </style:style>
    <style:style style:name="T21" style:family="text">
      <style:text-properties fo:color="#2a00ff"/>
    </style:style>
    <style:style style:name="T22" style:family="text">
      <style:text-properties style:font-name="Courier New1"/>
    </style:style>
    <style:style style:name="T23" style:family="text">
      <style:text-properties style:font-name="Courier New1" fo:font-style="normal" fo:font-weight="normal" style:font-name-asian="Consolas" style:font-style-asian="normal" style:font-weight-asian="normal" style:font-name-complex="Consolas" style:font-style-complex="normal" style:font-weight-complex="normal"/>
    </style:style>
    <style:style style:name="T24" style:family="text">
      <style:text-properties style:font-name="Courier New1" style:font-name-asian="Consolas" style:font-name-complex="Consolas"/>
    </style:style>
    <style:style style:name="T25" style:family="text">
      <style:text-properties fo:background-color="transparent" style:font-name-asian="Consolas" style:font-name-complex="Consola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72" text:outline-level="1">Overwiew</text:h>
      <text:p text:style-name="P17">The project workflow with BYPS has typically the following tasks:</text:p>
      <text:list xml:id="list6577834468779943864" text:style-name="L1">
        <text:list-item>
          <text:p text:style-name="P23">Define interfaces and data structures</text:p>
        </text:list-item>
        <text:list-item>
          <text:p text:style-name="P23">Generate the serialization layer</text:p>
        </text:list-item>
        <text:list-item>
          <text:p text:style-name="P23">Compile the generated code and the target projects</text:p>
        </text:list-item>
      </text:list>
      <text:h text:style-name="P74" text:outline-level="2">Define the API</text:h>
      <text:p text:style-name="P17">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7"/>
      <text:p text:style-name="P17">Example of a server-side interface:</text:p>
      <text:p text:style-name="P6">package my.example.byps;</text:p>
      <text:p text:style-name="P6"/>
      <text:p text:style-name="P6">import byps.RemoteException;</text:p>
      <text:p text:style-name="P6">import byps.BRemote;</text:p>
      <text:p text:style-name="P6"/>
      <text:p text:style-name="P6">public interface TaskService extends BRemote {</text:p>
      <text:p text:style-name="P6"><text:s text:c="2"/></text:p>
      <text:p text:style-name="P7"><text:tab/><text:span text:style-name="T1">void</text:span> addTask(TaskInfo task) <text:span text:style-name="T1">throws</text:span> RemoteException;</text:p>
      <text:p text:style-name="P7"><text:tab/></text:p>
      <text:p text:style-name="P7"><text:tab/><text:span text:style-name="T1">void</text:span> removeTask(<text:span text:style-name="T1">long</text:span> taskId) <text:span text:style-name="T1">throws</text:span> RemoteException;</text:p>
      <text:p text:style-name="P7"><text:tab/></text:p>
      <text:p text:style-name="P7"><text:tab/>List&lt;TaskInfo&gt; getTasks() <text:span text:style-name="T1">throws</text:span> RemoteException;</text:p>
      <text:p text:style-name="P8"/>
      <text:p text:style-name="P6">}</text:p>
      <text:p text:style-name="P17"/>
      <text:p text:style-name="P17">Example of a class (DTO):</text:p>
      <text:p text:style-name="P6">package my.example.byps;</text:p>
      <text:p text:style-name="P6"/>
      <text:p text:style-name="P6">import java.io.Serializable;</text:p>
      <text:p text:style-name="P6"/>
      <text:p text:style-name="P6">public class TaskInfo implements Serializable {</text:p>
      <text:p text:style-name="P6"/>
      <text:p text:style-name="P6"><text:s text:c="2"/>private final static long serialVersionUID = 123456789L;</text:p>
      <text:p text:style-name="P6"><text:soft-page-break/></text:p>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public int getId() { … }</text:p>
      <text:p text:style-name="P6"><text:s text:c="2"/>public void setId(int id) { … }</text:p>
      <text:p text:style-name="P6"><text:s text:c="2"/>…</text:p>
      <text:p text:style-name="P6">}</text:p>
      <text:p text:style-name="P17"/>
      <text:p text:style-name="P17">Client-side interfaces (called from the server or from other clients) have to be tagged by @BClientRemote. This advices the BYPS generator to create skeleton classes for each target platform and not only for Java.</text:p>
      <text:p text:style-name="P6">package my.example.byps;</text:p>
      <text:p text:style-name="P6"/>
      <text:p text:style-name="P6">import byps.RemoteException;</text:p>
      <text:p text:style-name="P6">import byps.BRemote;</text:p>
      <text:p text:style-name="P6"/>
      <text:p text:style-name="P6">/**</text:p>
      <text:p text:style-name="P6"><text:s/>* @BClientRemote</text:p>
      <text:p text:style-name="P6"><text:s/>*/</text:p>
      <text:p text:style-name="P6">public interface TaskNotify extends Bremote {</text:p>
      <text:p text:style-name="P6"><text:s text:c="2"/></text:p>
      <text:p text:style-name="P6"><text:s text:c="2"/>void updateTask(Task task) throws RemoteException;</text:p>
      <text:p text:style-name="P6"/>
      <text:p text:style-name="P6">}</text:p>
      <text:p text:style-name="P17"/>
      <text:p text:style-name="P17">An API is described by the mandatory class BApi, that defines a name and a version:</text:p>
      <text:p text:style-name="P6">package my.example.byps;</text:p>
      <text:p text:style-name="P6"/>
      <text:p text:style-name="P6">public class BApi {</text:p>
      <text:p text:style-name="P6"><text:tab/>public final static String VERSION = "1.0";</text:p>
      <text:p text:style-name="P6"><text:tab/>public final static String NAME = "TaskApplication";</text:p>
      <text:p text:style-name="P6">}</text:p>
      <text:p text:style-name="P17"/>
      <text:p text:style-name="P17">Usually, APIs evolve over the time. If a new member is added to a class, the API version has to be incremented and the new member has to be tagged by a @since &lt;version&gt;:</text:p>
      <text:p text:style-name="P6">…</text:p>
      <text:p text:style-name="P6"/>
      <text:p text:style-name="P6">public class Task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text:p>
      <text:p text:style-name="P6"><text:s text:c="3"/>* @since 1.1</text:p>
      <text:p text:style-name="P6"><text:s text:c="3"/>*/</text:p>
      <text:p text:style-name="P6"><text:s text:c="2"/>protected int priority;</text:p>
      <text:p text:style-name="P6"/>
      <text:p text:style-name="P6"><text:s text:c="2"/>…</text:p>
      <text:p text:style-name="P6">}</text:p>
      <text:p text:style-name="P17"/>
      <text:p text:style-name="P17">Interface methods cannot be modified in newer API versions since this would break compatibility. Thus, it is a good idea to always have a class type parameter in methods (here FindTaskOptions), which could be extended if necessary.</text:p>
      <text:p text:style-name="P6">…</text:p>
      <text:p text:style-name="P6"/>
      <text:p text:style-name="P6">public interface TaskService extends BRemote {</text:p>
      <text:p text:style-name="P6"><text:s text:c="2"/></text:p>
      <text:p text:style-name="P6"><text:s text:c="2"/>List&lt;Task&gt; findTasks(String filter, FindTaskOptions opts) throws RemoteException;</text:p>
      <text:p text:style-name="P6"><text:s text:c="2"/></text:p>
      <text:p text:style-name="P6"><text:soft-page-break/><text:s text:c="2"/>…</text:p>
      <text:p text:style-name="P6"/>
      <text:p text:style-name="P6">}</text:p>
      <text:p text:style-name="P17"/>
      <text:p text:style-name="P17">Class members or interface methods must not be removed, otherwise compatibility is lost. If members are no more needed, they can be set as @deprecated. But this is only a documentation tag, deprecated members are still transferred.</text:p>
      <text:h text:style-name="P74" text:outline-level="2"><text:bookmark-start text:name="__RefHeading__844_176863489"/>Generate the Serialization Layers<text:bookmark-end text:name="__RefHeading__844_176863489"/></text:h>
      <text:p text:style-name="P17">In order to generate the serialization layers for the target platforms, the BYPS generator tool „bypsgen.jar“ has to be invoked. The best way to achieve this is by using an ANT script.</text:p>
      <text:p text:style-name="P17">Example:</text:p>
      <text:p text:style-name="P6">&lt;?xml version="1.0" encoding="UTF-8"?&gt;</text:p>
      <text:p text:style-name="P6">&lt;project name="TaskApplication" default="build"&gt;</text:p>
      <text:p text:style-name="P6"/>
      <text:p text:style-name="P6"><text:s text:c="2"/>&lt;property name="byps.home" value="${workdir}/byps-lib/java"/&gt;</text:p>
      <text:p text:style-name="P6"><text:tab/></text:p>
      <text:p text:style-name="P6"><text:s text:c="2"/>&lt;target name="build"&gt;</text:p>
      <text:p text:style-name="P6"/>
      <text:p text:style-name="P6"><text:s text:c="4"/>&lt;java jar="${byps.home}/bypsgen.jar" fork="true" &gt;</text:p>
      <text:p text:style-name="P6"><text:tab/><text:tab/><text:tab/></text:p>
      <text:p text:style-name="P6"><text:s text:c="6"/>&lt;!-- API definition from directoy … --&gt;</text:p>
      <text:p text:style-name="P6"><text:s text:c="6"/>&lt;arg value="--sourcepath"/&gt;&lt;arg value="./src"/&gt;</text:p>
      <text:p text:style-name="P6"/>
      <text:p text:style-name="P6"><text:s text:c="6"/>&lt;!-- Generate Java code into directory … --&gt;</text:p>
      <text:p text:style-name="P6"><text:s text:c="6"/>&lt;arg value="-genj.dir-ser"/&gt; <text:s text:c="5"/>&lt;arg value="..<text:a xlink:type="simple" xlink:href="file://taskapp-ser//src-ser">\\taskapp-ser\\src-ser</text:a>"/&gt;</text:p>
      <text:p text:style-name="Code"><text:span text:style-name="T3"><text:s text:c="6"/></text:span><text:span text:style-name="T15">&lt;arg value="-genj.dir-ser-json"/&gt; &lt;arg value="..\\taskapp-srv\\src-ser-json"/&gt;</text:span></text:p>
      <text:p text:style-name="P6"/>
      <text:p text:style-name="P6"><text:s text:c="6"/>&lt;!-- Generate C# code into directory … --&gt;</text:p>
      <text:p text:style-name="P6"><text:s text:c="6"/>&lt;arg value="-gencs.dir-ser"/&gt; <text:s text:c="4"/>&lt;arg value="..\\taskapp-ser\\src-cs"/&gt;</text:p>
      <text:p text:style-name="P6"><text:s text:c="4"/></text:p>
      <text:p text:style-name="P6"><text:s text:c="6"/>&lt;!-- Generate C++ code into directory … --&gt;</text:p>
      <text:p text:style-name="P6"><text:s text:c="6"/>&lt;arg value="-gencpp.dir-api"/&gt; <text:s text:c="3"/>&lt;arg value="..\\taskapp-ser\\src-cpp/api"/&gt;</text:p>
      <text:p text:style-name="P6"><text:s text:c="6"/>&lt;arg value="-gencpp.dir-impl"/&gt; <text:s text:c="2"/>&lt;arg value="..\\taskapp-ser\\src-cpp/impl"/&gt;</text:p>
      <text:p text:style-name="P6"><text:s text:c="6"/></text:p>
      <text:p text:style-name="P6"><text:s text:c="6"/>&lt;!-- Generate JavaScript code into file … --&gt; <text:s/></text:p>
      <text:p text:style-name="P6"><text:s text:c="6"/>&lt;arg value="-genjs.dest"/&gt; <text:s text:c="7"/>&lt;arg value="..\\taskapp-srv\\WebContent\\taskapp.js"/&gt;</text:p>
      <text:p text:style-name="P6"><text:tab/><text:tab/><text:tab/><text:tab/><text:tab/><text:tab/></text:p>
      <text:p text:style-name="P6"><text:s text:c="4"/>&lt;/java&gt;</text:p>
      <text:p text:style-name="P6"><text:s text:c="2"/>&lt;/target&gt;</text:p>
      <text:p text:style-name="P6">&lt;/project&gt;</text:p>
      <text:p text:style-name="P17"/>
      <text:h text:style-name="P72" text:outline-level="1">Supported Platforms</text:h>
      <text:p text:style-name="P17">The server side is based on the Java EE Servlet 3.0 specification. Currently, only Tomcat 7.0 has been used as development and run-time server.</text:p>
      <text:p text:style-name="P17"/>
      <text:p text:style-name="P17">The supported client side platforms are listed below:</text:p>
      <table:table table:name="Tabelle3" table:style-name="Tabelle3">
        <table:table-column table:style-name="Tabelle3.A"/>
        <table:table-column table:style-name="Tabelle3.B"/>
        <text:soft-page-break/>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7"/>
      <text:h text:style-name="P72" text:outline-level="1">Development</text:h>
      <text:p text:style-name="P17">This chapter shows on the basis of an example how to develop programs using BYPS. The application is called “taskapp” and allows to create and list task objects. </text:p>
      <text:p text:style-name="P17">You must have basic Java knowledge to follow the example. </text:p>
      <text:h text:style-name="Heading_20_2" text:outline-level="2">Requirements</text:h>
      <text:p text:style-name="P17">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7">This documentation uses the “Eclipse IDE <text:span text:style-name="T5">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7">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74" text:outline-level="2">Setup Java Development Workspace</text:h>
      <text:p text:style-name="P17">This section creates a workspace with the Java projects for API definition, serialization, web-service, and client application.</text:p>
      <text:list xml:id="list6367928588337049043" text:style-name="L2">
        <text:list-item>
          <text:p text:style-name="P24">Start the Eclipse IDE and enter a new workspace directory. This directory is referred to as “workdir” in the following.</text:p>
        </text:list-item>
        <text:list-item>
          <text:p text:style-name="P24">Click on the workbench symbol in the upper left corner in order to start working.</text:p>
          <text:p text:style-name="P24"><draw:frame draw:style-name="fr1" draw:name="Grafik6" text:anchor-type="paragraph" svg:width="2.275cm" svg:height="1.563cm" draw:z-index="1"><draw:image xlink:href="Pictures/20000007000008E40000061A79C97B39.svm" xlink:type="simple" xlink:show="embed" xlink:actuate="onLoad"/></draw:frame></text:p>
        </text:list-item>
      </text:list>
      <text:p text:style-name="P20"><text:span text:style-name="T3">Configure Eclipse for using the </text:span><text:span text:style-name="T3"><text:bibliography-mark text:identifier="JDK" text:bibliography-type="article" text:author="ORACLE" text:title="JDK" text:year="2014" text:url="http://www.oracle.com/technetwork/java/javase/downloads/index.html">[JDK]</text:bibliography-mark></text:span><text:span text:style-name="T3">:</text:span></text:p>
      <text:list xml:id="list39737331" text:continue-numbering="true" text:style-name="L2">
        <text:list-item>
          <text:p text:style-name="P24">Click menu “Window – Preferences”, “Java – Installed JREs”, “Add...”, select “Standard VM”:</text:p>
          <text:p text:style-name="P24"><draw:frame draw:style-name="fr2" draw:name="Grafik9" text:anchor-type="paragraph" svg:width="16.113cm" svg:height="11.882cm" draw:z-index="2"><draw:image xlink:href="Pictures/2000000700003EF200002E69B75CBE4B.svm" xlink:type="simple" xlink:show="embed" xlink:actuate="onLoad"/></draw:frame><text:soft-page-break/></text:p>
        </text:list-item>
        <text:list-item>
          <text:p text:style-name="P24">“Next &gt;”, select JDK installation directory and name it “jdk7”:</text:p>
          <text:p text:style-name="P24"><draw:frame draw:style-name="fr2" draw:name="Grafik10" text:anchor-type="paragraph" svg:width="9.924cm" svg:height="5.479cm" draw:z-index="3"><draw:image xlink:href="Pictures/20000007000026C3000015665CAE861C.svm" xlink:type="simple" xlink:show="embed" xlink:actuate="onLoad"/></draw:frame></text:p>
        </text:list-item>
        <text:list-item>
          <text:p text:style-name="P24">“Finish”, set this JDK as the default Java runtime to be used:</text:p>
        </text:list-item>
        <text:list-item>
          <text:p text:style-name="P24"><draw:frame draw:style-name="fr1"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24"><draw:frame draw:style-name="fr1" draw:name="Grafik25" text:anchor-type="paragraph" svg:width="15.93cm" svg:height="7.146cm" draw:z-index="20"><draw:image xlink:href="Pictures/2000000700003E3900001BE9FE3E94EB.svm" xlink:type="simple" xlink:show="embed" xlink:actuate="onLoad"/></draw:frame></text:p>
        </text:list-item>
        <text:list-item>
          <text:p text:style-name="P24">“OK”.</text:p>
        </text:list-item>
      </text:list>
      <text:p text:style-name="P17"/>
      <text:p text:style-name="P20"><text:span text:style-name="T3">Install </text:span><text:span text:style-name="T3"><text:bibliography-mark text:identifier="TOMCAT" text:bibliography-type="article" text:author="Apache Software Foundation" text:title="Apache Tomcat" text:url="http://tomcat.apache.org/download-70.cgi">[TOMCAT]</text:bibliography-mark></text:span><text:span text:style-name="T3"> in Eclipse IDE:</text:span></text:p>
      <text:list xml:id="list39712008" text:continue-numbering="true" text:style-name="L2">
        <text:list-item>
          <text:p text:style-name="P24">Click menu “Window – Preferences”, “Server – Runtime Environments”, “Add...”</text:p>
        </text:list-item>
        <text:list-item>
          <text:p text:style-name="P24"><draw:frame draw:style-name="fr2" draw:name="Grafik16" text:anchor-type="paragraph" svg:width="13.705cm" svg:height="12.779cm" draw:z-index="11"><draw:image xlink:href="Pictures/200000070000358A000031EC53159754.svm" xlink:type="simple" xlink:show="embed" xlink:actuate="onLoad"/></draw:frame>“Next &gt;”, enter Tomcat installation directory:</text:p>
        </text:list-item>
        <text:list-item>
          <text:p text:style-name="P24"><draw:frame draw:style-name="fr2" draw:name="Grafik17" text:anchor-type="paragraph" svg:width="7.011cm" svg:height="7.542cm" draw:z-index="12"><draw:image xlink:href="Pictures/2000000700001B6400001D76A24CE5EA.svm" xlink:type="simple" xlink:show="embed" xlink:actuate="onLoad"/></draw:frame><text:soft-page-break/>“Finish”</text:p>
          <text:p text:style-name="P24"/>
        </text:list-item>
      </text:list>
      <text:p text:style-name="P20"><text:span text:style-name="T3">Install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list xml:id="list39721805" text:continue-numbering="true" text:style-name="L2">
        <text:list-item>
          <text:p text:style-name="P43"><text:span text:style-name="T3">Download “byps-lib.zip”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click “View Raw”)</text:span></text:p>
        </text:list-item>
        <text:list-item>
          <text:p text:style-name="P24">Unpack “byps-lib.zip” into “workdir/byps-lib”</text:p>
        </text:list-item>
        <text:list-item>
          <text:p text:style-name="P24">Copy file “tools.jar” from JDK installation directory, sub-directory “lib”, into “workdir/byps-lib”.</text:p>
        </text:list-item>
      </text:list>
      <text:h text:style-name="P73" text:outline-level="3"><text:bookmark-start text:name="__RefHeading__908_176863489"/>Create taskapp-api Project for the API Definition<text:bookmark-end text:name="__RefHeading__908_176863489"/></text:h>
      <text:p text:style-name="P17">This project contains the API definition and the ANT script for generating the serialization layer. It is referenced by all other projects.</text:p>
      <text:list xml:id="list39711194" text:continue-numbering="true" text:style-name="L2">
        <text:list-item>
          <text:p text:style-name="P24">Click “File – New – Project...”, select “Java Project”</text:p>
          <text:p text:style-name="P24"><draw:frame draw:style-name="fr2" draw:name="Grafik1" text:anchor-type="paragraph" svg:width="7.278cm" svg:height="5.159cm" draw:z-index="0"><draw:image xlink:href="Pictures/2000000700001C6D00001428C6613353.svm" xlink:type="simple" xlink:show="embed" xlink:actuate="onLoad"/></draw:frame></text:p>
        </text:list-item>
        <text:list-item>
          <text:p text:style-name="P24">Click “Next &gt;”, enter “taskapp-api” as project name, ensure using the previously defined “jdk7”.</text:p>
          <text:p text:style-name="P24"><draw:frame draw:style-name="fr2" draw:name="Grafik2" text:anchor-type="paragraph" svg:width="7.966cm" svg:height="9.075cm" draw:z-index="5"><draw:image xlink:href="Pictures/2000000700001F1D00002374EAE28FF9.svm" xlink:type="simple" xlink:show="embed" xlink:actuate="onLoad"/></draw:frame><text:soft-page-break/></text:p>
        </text:list-item>
        <text:list-item>
          <text:p text:style-name="P24">“Finish”. Choose “Yes” to open the Java Perspective. The new project is shown in “Project Explorer”: </text:p>
          <text:p text:style-name="P24"><draw:frame draw:style-name="fr2" draw:name="Grafik3" text:anchor-type="paragraph" svg:width="5.082cm" svg:height="5.479cm" draw:z-index="6"><draw:image xlink:href="Pictures/20000007000013D90000156650C5C18E.svm" xlink:type="simple" xlink:show="embed" xlink:actuate="onLoad"/></draw:frame></text:p>
        </text:list-item>
        <text:list-item>
          <text:p text:style-name="P24">In “Project Explorer” right-click on “taskapp-api”, “Properties”, select “Java Build Path”, select tab “Libraries”</text:p>
          <text:p text:style-name="P24"><draw:frame draw:style-name="fr1" draw:name="Grafik12" text:anchor-type="paragraph" svg:width="15.692cm" svg:height="4.974cm" draw:z-index="7"><draw:image xlink:href="Pictures/2000000700003D4B0000136F194298AE.svm" xlink:type="simple" xlink:show="embed" xlink:actuate="onLoad"/></draw:frame></text:p>
        </text:list-item>
        <text:list-item>
          <text:p text:style-name="P24">Click “Add External JARs”, from directory “workdir/byps-lib/java” select the JARs “bypshttp-ov.jar”, “commons-logging-1.1.1.jar”, “log4j-1.2.15.jar”:</text:p>
        </text:list-item>
        <text:list-item>
          <text:p text:style-name="P24"><draw:frame draw:style-name="fr1" draw:name="Grafik13" text:anchor-type="paragraph" svg:width="7.146cm" svg:height="4.471cm" draw:z-index="8"><draw:image xlink:href="Pictures/2000000700001BE90000117898C97C03.svm" xlink:type="simple" xlink:show="embed" xlink:actuate="onLoad"/></draw:frame><text:soft-page-break/>“OK”.</text:p>
        </text:list-item>
      </text:list>
      <text:p text:style-name="P17"/>
      <text:h text:style-name="P73" text:outline-level="3">Create taskapp-ser Project for Serialization Code</text:h>
      <text:p text:style-name="P17">This project will receive the generated serialization code.</text:p>
      <text:list xml:id="list2347048629057324887" text:style-name="L3">
        <text:list-item>
          <text:p text:style-name="P25">Click “File – New – Other...”, select “Java Project”, “Next &gt;”</text:p>
        </text:list-item>
        <text:list-item>
          <text:p text:style-name="P25">Enter “taskapp-ser” as project name, ensure using the default JRE “jdk7”.</text:p>
        </text:list-item>
        <text:list-item>
          <text:p text:style-name="P25">“Finish”</text:p>
        </text:list-item>
        <text:list-item>
          <text:p text:style-name="P25">In “Project Explorer” right-click on “taskapp-ser”, “Properties”, select “Java Build Path”, select tab “Projects”, “Add...”, select project “taskapp-api”:</text:p>
          <text:p text:style-name="P25"><draw:frame draw:style-name="fr2" draw:name="Grafik14" text:anchor-type="paragraph" svg:width="12.569cm" svg:height="5.981cm" draw:z-index="9"><draw:image xlink:href="Pictures/20000007000031190000175D164BF4C9.svm" xlink:type="simple" xlink:show="embed" xlink:actuate="onLoad"/></draw:frame></text:p>
        </text:list-item>
        <text:list-item>
          <text:p text:style-name="P44"><text:span text:style-name="T3">Add the same JARs from “workdir/byps-lib/java” to the Java build path as done in </text:span><text:span text:style-name="T3"><text:bookmark-ref text:reference-format="number" text:ref-name="__RefHeading__908_176863489"> 3.2.1 </text:bookmark-ref></text:span><text:span text:style-name="T3">for the “taskapp-api” project.</text:span></text:p>
        </text:list-item>
        <text:list-item>
          <text:p text:style-name="P25">“OK”</text:p>
        </text:list-item>
      </text:list>
      <text:p text:style-name="P17"/>
      <text:h text:style-name="P73" text:outline-level="3">Create “taskapp-srv” Web Project</text:h>
      <text:p text:style-name="P17">This project compiles the JEE web-service that serves the requests for the “taskapp” clients.</text:p>
      <text:list xml:id="list8427696412625529265" text:style-name="L4">
        <text:list-item>
          <text:p text:style-name="P26">Click “File – New – Other...”, select “Web – Dynamic Web Project”:</text:p>
          <text:p text:style-name="P26"><draw:frame draw:style-name="fr2" draw:name="Grafik15" text:anchor-type="paragraph" svg:width="6.272cm" svg:height="6.588cm" draw:z-index="10"><draw:image xlink:href="Pictures/2000000700001880000019BD90602160.svm" xlink:type="simple" xlink:show="embed" xlink:actuate="onLoad"/></draw:frame><text:soft-page-break/></text:p>
        </text:list-item>
        <text:list-item>
          <text:p text:style-name="P26">“Next &gt;”, enter project name “taskapp-srv”:</text:p>
          <text:p text:style-name="P26"><draw:frame draw:style-name="fr2" draw:name="Grafik18" text:anchor-type="paragraph" svg:width="5.823cm" svg:height="10.268cm" draw:z-index="13"><draw:image xlink:href="Pictures/20000007000016BE0000281BB4EC0C85.svm" xlink:type="simple" xlink:show="embed" xlink:actuate="onLoad"/></draw:frame></text:p>
        </text:list-item>
        <text:list-item>
          <text:p text:style-name="P26">“Finish”. When asked for changing the perspective to “Java EE” you may choose “No” if you are not familiar with Eclipse.</text:p>
        </text:list-item>
        <text:list-item>
          <text:p text:style-name="P26">In “Project Explorer” right-click “taskapp-srv” and choose “Properties”, select “Java Build Path”, select tab “Projects”, “Add...”, select project “taskapp-api” and “taskapp-ser”:</text:p>
        </text:list-item>
        <text:list-item>
          <text:p text:style-name="P26"><draw:frame draw:style-name="fr1"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2" draw:name="Grafik20" text:anchor-type="paragraph" svg:width="6.934cm" svg:height="7.064cm" draw:z-index="15"><draw:image xlink:href="Pictures/2000000700001B1500001B995A354DB3.svm" xlink:type="simple" xlink:show="embed" xlink:actuate="onLoad"/></draw:frame></text:p>
      <text:list xml:id="list39718432" text:continue-numbering="true" text:style-name="L4">
        <text:list-item>
          <text:p text:style-name="P26">Select inside the left tree “Deployment Assembly”, a message box is opened:</text:p>
          <text:p text:style-name="P26"><draw:frame draw:style-name="fr1" draw:name="Grafik22" text:anchor-type="paragraph" svg:width="9.738cm" svg:height="4.023cm" draw:z-index="16"><draw:image xlink:href="Pictures/200000070000260A00000FB7CF950B92.svm" xlink:type="simple" xlink:show="embed" xlink:actuate="onLoad"/></draw:frame></text:p>
        </text:list-item>
        <text:list-item>
          <text:p text:style-name="P26">Click “Apply” then “Add...” and select directive type “Project”:</text:p>
          <text:p text:style-name="P26"><draw:frame draw:style-name="fr2" draw:name="Grafik23" text:anchor-type="paragraph" svg:width="12.779cm" svg:height="10.927cm" draw:z-index="17"><draw:image xlink:href="Pictures/20000007000031EC00002AB0E745086C.svm" xlink:type="simple" xlink:show="embed" xlink:actuate="onLoad"/></draw:frame><text:soft-page-break/></text:p>
        </text:list-item>
        <text:list-item>
          <text:p text:style-name="P26">“Next &gt;”, select “taskapp-api” and “taskapp-ser”, click “Finish” then “Add...”, select directive type “Java Build Path Entries”:</text:p>
          <text:p text:style-name="P26"><draw:frame draw:style-name="fr2" draw:name="Grafik21" text:anchor-type="paragraph" svg:width="12.779cm" svg:height="11.591cm" draw:z-index="18"><draw:image xlink:href="Pictures/20000007000031EC00002D4691F431C8.svm" xlink:type="simple" xlink:show="embed" xlink:actuate="onLoad"/></draw:frame></text:p>
        </text:list-item>
        <text:list-item>
          <text:p text:style-name="P26">“Next &gt;”, select all entries, click “Finish”. Now, the listbox has the following entries:</text:p>
        </text:list-item>
      </text:list>
      <text:p text:style-name="P17"><draw:frame draw:style-name="fr2" draw:name="Grafik24" text:anchor-type="paragraph" svg:width="9.924cm" svg:height="6.826cm" draw:z-index="19"><draw:image xlink:href="Pictures/20000007000026C300001AABF4ECC87F.svm" xlink:type="simple" xlink:show="embed" xlink:actuate="onLoad"/></draw:frame><text:soft-page-break/></text:p>
      <text:list xml:id="list39724871" text:continue-numbering="true" text:style-name="L4">
        <text:list-item>
          <text:p text:style-name="P26">“OK”.</text:p>
        </text:list-item>
        <text:list-item>
          <text:p text:style-name="P26">Create a source folder for the JSON serialization code that is generated in a late task. Therefore, in “Project Explorer” right-click on “taskapp-srv”, “New – Source Folder”.</text:p>
        </text:list-item>
      </text:list>
      <text:h text:style-name="P73" text:outline-level="3">Create “taskapp-client-j” Project, Java Client Application</text:h>
      <text:p text:style-name="P17">This project contains the code for a Java client application.</text:p>
      <text:list xml:id="list1487791364287015707" text:style-name="L5">
        <text:list-item>
          <text:p text:style-name="P45"><text:span text:style-name="T3">Create a new project as shown in </text:span><text:span text:style-name="T3"><text:bookmark-ref text:reference-format="number" text:ref-name="__RefHeading__908_176863489"> 3.2.1 </text:bookmark-ref></text:span><text:span text:style-name="T3">. Use “taskapp-client-j” as project name.</text:span></text:p>
        </text:list-item>
        <text:list-item>
          <text:p text:style-name="P27">In the project properties under “Java Build Path”, add projects “taskapp-api” and “taskapp-ser” and external JARs: “bypshttp-ov.jar”, “commons-logging-1.1.1.jar”, “log4j-1.2.15.jar”.</text:p>
        </text:list-item>
      </text:list>
      <text:p text:style-name="P17"/>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roject Explorer” right-click <text:s/>on the project, select “Properties...”, select “Project Facets”, ensure the Java facet is set to a value greater than 1.4, e.g. choose 1.7:</text:p>
      <text:p text:style-name="Text_20_body"><draw:frame draw:style-name="fr2" draw:name="Grafik26" text:anchor-type="paragraph" svg:width="10.292cm" svg:height="6.535cm" draw:z-index="21"><draw:image xlink:href="Pictures/200000070000283500001988D95681DE.svm" xlink:type="simple" xlink:show="embed" xlink:actuate="onLoad"/></draw:frame></text:p>
      <text:p text:style-name="Text_20_body"><text:soft-page-break/></text:p>
      <text:p text:style-name="Text_20_body"/>
      <text:h text:style-name="Heading_20_2" text:outline-level="2">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in the folder “doc/examples/workspace_taskapp/taskapp-api/src/task/app” at <text:bibliography-mark text:identifier="BYPS" text:bibliography-type="article" text:author="Wolfgang Imig" text:title="Binary Portable Serialization" text:url="https://github.com/wolfgangimig/byps">[BYPS]</text:bibliography-mark>. From there, you may copy the file contents using the copy-to-clipboard button:</text:p>
      <text:p text:style-name="Text_20_body"><draw:frame draw:style-name="fr1"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3652821293766276111" text:style-name="L6">
        <text:list-item>
          <text:p text:style-name="P46">In “Project Explorer” expand“taskapp-api/src”, right-click “task.app”, “New – Interface”.</text:p>
        </text:list-item>
        <text:list-item>
          <text:p text:style-name="P46">Enter “TaskService” as name. </text:p>
        </text:list-item>
        <text:list-item>
          <text:p text:style-name="P46">“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doc/examples/workspace_taskapp/taskapp-api/src/task/app/TaskService.java”).</text:p>
      <text:p text:style-name="P7"><text:span text:style-name="T7">package</text:span><text:span text:style-name="T8"> task.app;</text:span></text:p>
      <text:p text:style-name="P9"/>
      <text:p text:style-name="P9"><text:span text:style-name="T1">import</text:span> java.util.List;</text:p>
      <text:p text:style-name="P9"/>
      <text:p text:style-name="P9"><text:span text:style-name="T1">import</text:span> byps.BRemote;</text:p>
      <text:p text:style-name="P9"><text:span text:style-name="T1">import</text:span> byps.RemoteException;</text:p>
      <text:p text:style-name="P9"/>
      <text:p text:style-name="P9"><text:span text:style-name="T1">public</text:span> <text:span text:style-name="T1">interface</text:span> TaskService <text:span text:style-name="T1">extends</text:span> BRemote {</text:p>
      <text:p text:style-name="P9"/>
      <text:p text:style-name="P9"><text:tab/><text:span text:style-name="T1">void</text:span> addTask(TaskInfo task) <text:span text:style-name="T1">throws</text:span> RemoteException;</text:p>
      <text:p text:style-name="P9"><text:tab/></text:p>
      <text:p text:style-name="P9"><text:tab/><text:span text:style-name="T1">void</text:span> removeTask(<text:span text:style-name="T1">long</text:span> taskId) <text:span text:style-name="T1">throws</text:span> RemoteException;</text:p>
      <text:p text:style-name="P9"><text:tab/></text:p>
      <text:p text:style-name="P9"><text:tab/>List&lt;TaskInfo&gt; getTasks() <text:span text:style-name="T1">throws</text:span> RemoteException;</text:p>
      <text:p text:style-name="P9"><text:tab/></text:p>
      <text:p text:style-name="P10">}</text:p>
      <text:p text:style-name="P17"/>
      <text:p text:style-name="P18">Basically, all interfaces to be used with BYPS have to extend the “byps.BRemote” interface and their methods have to throw a “byps.RemoteException”.</text:p>
      <text:p text:style-name="P17">The “login” function authenticates a user and returns a “Token” object with a session identifier. The ”Token” has to be passed in each of the other functions. In order to terminate a session, the client application calls “logout”. </text:p>
      <text:p text:style-name="P17">A task is represented by an object of class “TaskInfo”. It and can be added to the list of tasks by calling the function “addTask”. The task list for the user can be obtained from “getTasks”. If a task is finished, the client calls “removeTask”.</text:p>
      <text:p text:style-name="P17"/>
      <text:h text:style-name="Heading_20_3" text:outline-level="3">Create class TaskInfo</text:h>
      <text:p text:style-name="Text_20_body">Tasks are stored in objects of type “TaskInfo”. Create the class as follows.</text:p>
      <text:list xml:id="list39742679" text:continue-numbering="true" text:style-name="L6">
        <text:list-item>
          <text:p text:style-name="P46"><text:soft-page-break/>In “Project Explorer” expand“taskapp-api/src”, right-click “task.app”, “New – Class”.</text:p>
        </text:list-item>
        <text:list-item>
          <text:p text:style-name="P46">Enter “TaskInfo” as name. </text:p>
        </text:list-item>
        <text:list-item>
          <text:p text:style-name="P46">“Finish”.</text:p>
        </text:list-item>
      </text:list>
      <text:p text:style-name="Text_20_body">Replace the file with this code (which can be copied from <text:bibliography-mark text:identifier="BYPS" text:bibliography-type="article" text:author="Wolfgang Imig" text:title="Binary Portable Serialization" text:url="https://github.com/wolfgangimig/byps">[BYPS]</text:bibliography-mark>/doc/examples/workspace_taskapp/taskapp-api/src/task/app/TaskInfo.java)</text:p>
      <text:p text:style-name="P7"><text:span text:style-name="T1">package</text:span> task.app;</text:p>
      <text:p text:style-name="P7"/>
      <text:p text:style-name="P7"><text:span text:style-name="T1">import</text:span> java.io.Serializable;</text:p>
      <text:p text:style-name="P7"><text:span text:style-name="T1">import</text:span> java.util.Date;</text:p>
      <text:p text:style-name="P7"/>
      <text:p text:style-name="P7"><text:span text:style-name="T1">public</text:span> <text:span text:style-name="T1">class</text:span> TaskInfo <text:span text:style-name="T1">implements</text:span> Serializable {</text:p>
      <text:p text:style-name="P7"/>
      <text:p text:style-name="P7"><text:tab/><text:span text:style-name="T1">private</text:span> <text:span text:style-name="T1">static</text:span> <text:span text:style-name="T1">final</text:span> <text:span text:style-name="T1">long</text:span> <text:span text:style-name="T9">serialVersionUID</text:span> = 3264907623228026167L;</text:p>
      <text:p text:style-name="P7"/>
      <text:p text:style-name="P7"><text:tab/><text:span text:style-name="T1">protected</text:span> <text:span text:style-name="T1">int</text:span> id;</text:p>
      <text:p text:style-name="P7"><text:tab/></text:p>
      <text:p text:style-name="P7"><text:tab/><text:span text:style-name="T1">protected</text:span> String userName;</text:p>
      <text:p text:style-name="P7"><text:tab/></text:p>
      <text:p text:style-name="P7"><text:tab/><text:span text:style-name="T1">protected</text:span> Date dueDate;</text:p>
      <text:p text:style-name="P7"/>
      <text:p text:style-name="P7"><text:tab/><text:span text:style-name="T1">protected</text:span> String todo;</text:p>
      <text:p text:style-name="P7"><text:tab/></text:p>
      <text:p text:style-name="P7"/>
      <text:p text:style-name="P7"><text:tab/><text:span text:style-name="T1">public</text:span> <text:span text:style-name="T1">int</text:span> getId() {</text:p>
      <text:p text:style-name="P7"><text:tab/><text:tab/><text:span text:style-name="T1">return</text:span> id;</text:p>
      <text:p text:style-name="P7"><text:tab/>}</text:p>
      <text:p text:style-name="P7"/>
      <text:p text:style-name="P7"><text:tab/><text:span text:style-name="T1">public</text:span> <text:span text:style-name="T1">void</text:span> setId(<text:span text:style-name="T1">int</text:span> id) {</text:p>
      <text:p text:style-name="P7"><text:tab/><text:tab/><text:span text:style-name="T1">this</text:span>.id = id;</text:p>
      <text:p text:style-name="P7"><text:tab/>}</text:p>
      <text:p text:style-name="P7"/>
      <text:p text:style-name="P7"><text:tab/><text:span text:style-name="T1">public</text:span> String getUserName() {</text:p>
      <text:p text:style-name="P7"><text:tab/><text:tab/><text:span text:style-name="T1">return</text:span> userName;</text:p>
      <text:p text:style-name="P7"><text:tab/>}</text:p>
      <text:p text:style-name="P7"/>
      <text:p text:style-name="P7"><text:tab/><text:span text:style-name="T1">public</text:span> <text:span text:style-name="T1">void</text:span> setUserName(String userName) {</text:p>
      <text:p text:style-name="P7"><text:tab/><text:tab/><text:span text:style-name="T1">this</text:span>.userName = userName;</text:p>
      <text:p text:style-name="P7"><text:tab/>}</text:p>
      <text:p text:style-name="P7"/>
      <text:p text:style-name="P7"><text:tab/><text:span text:style-name="T1">public</text:span> Date getDueDate() {</text:p>
      <text:p text:style-name="P7"><text:tab/><text:tab/><text:span text:style-name="T1">return</text:span> dueDate;</text:p>
      <text:p text:style-name="P7"><text:tab/>}</text:p>
      <text:p text:style-name="P7"/>
      <text:p text:style-name="P7"><text:tab/><text:span text:style-name="T1">public</text:span> <text:span text:style-name="T1">void</text:span> setDueDate(Date dueDate) {</text:p>
      <text:p text:style-name="P7"><text:tab/><text:tab/><text:span text:style-name="T1">this</text:span>.dueDate = dueDate;</text:p>
      <text:p text:style-name="P7"><text:tab/>}</text:p>
      <text:p text:style-name="P7"/>
      <text:p text:style-name="P7"><text:tab/><text:span text:style-name="T1">public</text:span> String getTodo() {</text:p>
      <text:p text:style-name="P7"><text:tab/><text:tab/><text:span text:style-name="T1">return</text:span> todo;</text:p>
      <text:p text:style-name="P7"><text:tab/>}</text:p>
      <text:p text:style-name="P7"/>
      <text:p text:style-name="P7"><text:tab/><text:span text:style-name="T1">public</text:span> <text:span text:style-name="T1">void</text:span> setTodo(String todo) {</text:p>
      <text:p text:style-name="P7"><text:tab/><text:tab/><text:span text:style-name="T1">this</text:span>.todo = todo;</text:p>
      <text:p text:style-name="P7"><text:tab/>}</text:p>
      <text:p text:style-name="P7"/>
      <text:p text:style-name="P7">}</text:p>
      <text:p text:style-name="Text_20_body"/>
      <text:p text:style-name="Text_20_body"><text:span text:style-name="T4">Classes must implement the interface “java.io.Serializable” and define a static member named “serialVersionUID” with a unique value.</text:span><text:span text:style-name="T3"> This value is internally used as a type identifier for the class, whereby only the lowest 32bit are taken into account.</text:span></text:p>
      <text:p text:style-name="P17">As already mentioned, <text:span text:style-name="T1">class members can only be variables </text:span>or trivial getter and setter functions (classes are DTOs, Data Transfer Objects).</text:p>
      <text:p text:style-name="P19">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19"/>
      <text:h text:style-name="Heading_20_3" text:outline-level="3"><text:soft-page-break/>Create the API Descriptor Class “BApi”</text:h>
      <text:p text:style-name="Text_20_body">Each BYPS API has to include one class named “BApi” in the source tree that defines a name and a version.</text:p>
      <text:list xml:id="list39722687" text:continue-numbering="true" text:style-name="L6">
        <text:list-item>
          <text:p text:style-name="P46">In “Project Explorer” expand“taskapp-api/src”, right-click “task.app”, “New – Class”.</text:p>
        </text:list-item>
        <text:list-item>
          <text:p text:style-name="P46">Enter “BApi” as name. </text:p>
        </text:list-item>
        <text:list-item>
          <text:p text:style-name="P46">“Finish”.</text:p>
        </text:list-item>
      </text:list>
      <text:p text:style-name="Text_20_body">Replace the code with the following definition:</text:p>
      <text:p text:style-name="P7"><text:span text:style-name="T1">package</text:span> task.app;</text:p>
      <text:p text:style-name="P7"/>
      <text:p text:style-name="P7"><text:span text:style-name="T1">public</text:span> <text:span text:style-name="T1">class</text:span> BApi {</text:p>
      <text:p text:style-name="P7"><text:tab/></text:p>
      <text:p text:style-name="P7"><text:tab/><text:span text:style-name="T1">public</text:span> <text:span text:style-name="T1">static</text:span> <text:span text:style-name="T1">final</text:span> String <text:span text:style-name="T9">NAME</text:span> = "Taskapp";</text:p>
      <text:p text:style-name="P7"><text:tab/></text:p>
      <text:p text:style-name="P7"><text:tab/><text:span text:style-name="T1">public</text:span> <text:span text:style-name="T1">static</text:span> <text:span text:style-name="T1">final</text:span> String <text:span text:style-name="T9">VERSION</text:span> = "1.0.0.0";</text:p>
      <text:p text:style-name="P7">}</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39724065" text:continue-list="list39711194" text:style-name="L2">
        <text:list-item>
          <text:p text:style-name="P24">In “Project Explorer” right-click on “taskapp-api”, “New – Other...”, select “XML File”:</text:p>
        </text:list-item>
        <text:list-item>
          <text:p text:style-name="P24">Enter “byps.xml” as file name</text:p>
        </text:list-item>
        <text:list-item>
          <text:p text:style-name="P24">“Finish”</text:p>
        </text:list-item>
        <text:list-item>
          <text:p text:style-name="P24">Switch editor mode to “Source” </text:p>
        </text:list-item>
        <text:list-item>
          <text:p text:style-name="P43"><draw:frame draw:style-name="fr2" draw:name="Grafik7" text:anchor-type="paragraph" svg:width="3.598cm" svg:height="3.971cm" draw:z-index="23"><draw:image xlink:href="Pictures/2000000700000E0F00000F82A9584DF2.svm" xlink:type="simple" xlink:show="embed" xlink:actuate="onLoad"/></draw:frame><text:span text:style-name="T3">Replace the XML code in the generated file with the ANT script from section </text:span><text:span text:style-name="T3"><text:bookmark-ref text:reference-format="number" text:ref-name="__RefHeading__844_176863489"> 1.2 </text:bookmark-ref></text:span><text:span text:style-name="T3">(or copy from </text:span><text:span text:style-name="T3"><text:bibliography-mark text:identifier="BYPS" text:bibliography-type="article" text:author="Wolfgang Imig" text:title="Binary Portable Serialization" text:url="https://github.com/wolfgangimig/byps">[BYPS]</text:bibliography-mark></text:span><text:span text:style-name="T3">/doc/examples/workspace_taskapp/taskapp-api/byps.xml).</text:span></text:p>
          <text:p text:style-name="P24"><draw:frame draw:style-name="fr2" draw:name="Grafik28" text:anchor-type="paragraph" svg:width="11.668cm" svg:height="5.637cm" draw:z-index="24"><draw:image xlink:href="Pictures/2000000700002D950000160554663385.svm" xlink:type="simple" xlink:show="embed" xlink:actuate="onLoad"/></draw:frame></text:p>
        </text:list-item>
        <text:list-item>
          <text:p text:style-name="P24"><text:soft-page-break/>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6977511208849700011" text:style-name="L7">
        <text:list-item>
          <text:p text:style-name="P47">In “Project Explorer” expand “taskapp-api” and right-click on “byps.xml”.</text:p>
        </text:list-item>
        <text:list-item>
          <text:p text:style-name="P47">Select “Run As – Ant Build...”</text:p>
        </text:list-item>
        <text:list-item>
          <text:p text:style-name="P47">Select tab “JRE”</text:p>
        </text:list-item>
        <text:list-item>
          <text:p text:style-name="P47">Add as “VM arguments”: -Dworkdir=${workspace_loc}</text:p>
        </text:list-item>
      </text:list>
      <text:list xml:id="list4416822714291598177" text:style-name="L8">
        <text:list-header>
          <text:p text:style-name="P48"><draw:frame draw:style-name="fr1" draw:name="Grafik4" text:anchor-type="paragraph" svg:width="13.019cm" svg:height="8.945cm" draw:z-index="25"><draw:image xlink:href="Pictures/20000007000032DB000022F0139E057F.svm" xlink:type="simple" xlink:show="embed" xlink:actuate="onLoad"/></draw:frame></text:p>
        </text:list-header>
        <text:list-item>
          <text:p text:style-name="P48">“Apply”</text:p>
        </text:list-item>
        <text:list-item>
          <text:p text:style-name="P48">“Close”</text:p>
        </text:list-item>
      </text:list>
      <text:p text:style-name="Text_20_body"/>
      <text:p text:style-name="Text_20_body">Now, the Eclipse is prepared to pass the workspace directory to the generator.</text:p>
      <text:list xml:id="list4315887898863837038" text:style-name="L9">
        <text:list-item>
          <text:p text:style-name="P49">Execute the generator: Right-click “byps.xml”, select “Run As – Ant Build” (without dots).</text:p>
        </text:list-item>
        <text:list-item>
          <text:p text:style-name="P49">The “Console” view should look like this:</text:p>
          <text:p text:style-name="P49"><draw:frame draw:style-name="fr2" draw:name="Grafik5" text:anchor-type="paragraph" svg:width="11.165cm" svg:height="4.18cm" draw:z-index="26"><draw:image xlink:href="Pictures/2000000700002B9E00001055C3A83AC7.svm" xlink:type="simple" xlink:show="embed" xlink:actuate="onLoad"/></draw:frame></text:p>
        </text:list-item>
        <text:list-item>
          <text:p text:style-name="P49">The generated source files have been written into the “taskapp-ser” project directory. <text:soft-page-break/>Refresh the project: Righ-click “taskapp-ser”, select “Refresh”.</text:p>
        </text:list-item>
      </text:list>
      <text:p text:style-name="Text_20_body"/>
      <text:p text:style-name="Text_20_body">The generator has created Java source files for binary serialization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 The corresponding JSON serialization code in Java has been written into “taskapp-srv/src-ser-json”.</text:p>
      <text:p text:style-name="Text_20_body"/>
      <text:h text:style-name="Heading_20_2" text:outline-level="2">Implement the Web-Service “taskapp-srv”</text:h>
      <text:p text:style-name="Text_20_body">There are two key classes on the server-side for BYPS applications. The first one is the JEE servlet class which receives the HTTP requests and creates objects of the second class: the session class. <text:s/>This class holds the implementations of the server-side interfaces. Both classes are very similar for all applications.</text:p>
      <text:p text:style-name="Text_20_body">For this example, one server-side interface has to be implemented: the “TaskService” interface. In general, an implementation must inherit from the generated skeleton class of this interface. The skeleton class for “TaskService” is the class “BSkeleton_TaskService”. </text:p>
      <text:p text:style-name="Text_20_body">The next sections create this three classes ordered by their dependency: 1. “TaskService” <text:s/>implementation, 2. Session class “TaskappSession”, and 3. Servlet class “TaskappServlet”.</text:p>
      <text:h text:style-name="Heading_20_3" text:outline-level="3"><text:bookmark-start text:name="__RefHeading__2119_1228339905"/>Service implementation class TaskServiceImpl<text:bookmark-end text:name="__RefHeading__2119_1228339905"/></text:h>
      <text:p text:style-name="Text_20_body">The “TaskServiceImpl” class provides the server-side functionality for the “TaskService” interface. Implementation classes have to be inherited from the generated skeleton class associated to the interface, which is by convention named “BSkeleton” + underscore + interface name.</text:p>
      <text:list xml:id="list1383278427730223478" text:style-name="L10">
        <text:list-item>
          <text:p text:style-name="P50">In “Project Explorer” expand “taskapp-srv/Java Resources/src”, right-click “task.app”, “New – Class...”</text:p>
        </text:list-item>
        <text:list-item>
          <text:p text:style-name="P50">Enter class name “TaskServiceImpl”</text:p>
        </text:list-item>
        <text:list-item>
          <text:p text:style-name="P50">Click “Finish”.</text:p>
        </text:list-item>
      </text:list>
      <text:p text:style-name="Text_20_body">Replace the generated code with the following lines:</text:p>
      <text:p text:style-name="P13">package task.app.srv;</text:p>
      <text:p text:style-name="P13"/>
      <text:p text:style-name="P13">import java.util.ArrayList;</text:p>
      <text:p text:style-name="P13">import java.util.HashMap;</text:p>
      <text:p text:style-name="P13">import java.util.List;</text:p>
      <text:p text:style-name="P13"/>
      <text:p text:style-name="P13">import task.app.BSkeleton_TaskService;</text:p>
      <text:p text:style-name="P13">import task.app.TaskInfo;</text:p>
      <text:p text:style-name="P13">import byps.RemoteException;</text:p>
      <text:p text:style-name="P13"/>
      <text:p text:style-name="P13">public class TaskServiceImpl extends BSkeleton_TaskService {</text:p>
      <text:p text:style-name="P13"><text:tab/></text:p>
      <text:p text:style-name="P13"><text:tab/>private String userName;</text:p>
      <text:p text:style-name="P13"><text:tab/>private static HashMap&lt;String, ArrayList&lt;TaskInfo&gt;&gt; tasksOfAllUsers = </text:p>
      <text:p text:style-name="P13"><text:s text:c="18"/>new HashMap&lt;String, ArrayList&lt;TaskInfo&gt;&gt;();</text:p>
      <text:p text:style-name="P13"><text:tab/></text:p>
      <text:p text:style-name="P13"><text:tab/>public TaskServiceImpl() {</text:p>
      <text:p text:style-name="P13"><text:tab/><text:tab/><text:span text:style-name="T22">this.userName = </text:span><text:span text:style-name="T24">"Fritz"; </text:span></text:p>
      <text:p text:style-name="P13"><text:tab/>}</text:p>
      <text:p text:style-name="P13"/>
      <text:p text:style-name="P13"><text:tab/>@Override</text:p>
      <text:p text:style-name="P13"><text:tab/><text:span text:style-name="T1">public</text:span> <text:span text:style-name="T1">void</text:span> addTask(TaskInfo task) <text:span text:style-name="T1">throws</text:span> RemoteException {</text:p>
      <text:p text:style-name="P13"><text:tab/><text:tab/><text:span text:style-name="T1">synchronized</text:span>(<text:span text:style-name="T23">tasksOfAllUsers</text:span>) {</text:p>
      <text:p text:style-name="P13"><text:soft-page-break/><text:tab/><text:tab/><text:tab/>ArrayList&lt;TaskInfo&gt; tasksOfUser = <text:span text:style-name="T9">tasksOfAllUsers</text:span>.get(task.getUserName());</text:p>
      <text:p text:style-name="P13"><text:tab/><text:tab/><text:tab/><text:span text:style-name="T1">if</text:span> (tasksOfUser == <text:span text:style-name="T1">null</text:span>) {</text:p>
      <text:p text:style-name="P13"><text:tab/><text:tab/><text:tab/><text:tab/><text:span text:style-name="T9">tasksOfAllUsers</text:span>.put(task.getUserName(), </text:p>
      <text:p text:style-name="P13"><text:s text:c="34"/>tasksOfUser = <text:span text:style-name="T1">new</text:span> ArrayList&lt;TaskInfo&gt;()); </text:p>
      <text:p text:style-name="P13"><text:tab/><text:tab/><text:tab/>}</text:p>
      <text:p text:style-name="P13"><text:tab/><text:tab/><text:tab/>tasksOfUser.add(task);</text:p>
      <text:p text:style-name="P13"><text:tab/><text:tab/>}</text:p>
      <text:p text:style-name="P13"><text:tab/>}</text:p>
      <text:p text:style-name="P13"/>
      <text:p text:style-name="P13"><text:tab/>@Override</text:p>
      <text:p text:style-name="P13"><text:tab/><text:span text:style-name="T1">public</text:span> <text:span text:style-name="T1">void</text:span> removeTask(<text:span text:style-name="T1">long</text:span> taskId) <text:span text:style-name="T1">throws</text:span> RemoteException {</text:p>
      <text:p text:style-name="P13"><text:tab/><text:tab/><text:span text:style-name="T1">synchronized</text:span>(<text:span text:style-name="T23">tasksOfAllUsers</text:span>) {</text:p>
      <text:p text:style-name="P13"><text:tab/><text:tab/><text:tab/>ArrayList&lt;TaskInfo&gt; tasksOfUser = <text:span text:style-name="T9">tasksOfAllUsers</text:span>.get(<text:span text:style-name="T1">this</text:span>.userName);</text:p>
      <text:p text:style-name="P13"><text:tab/><text:tab/><text:tab/><text:span text:style-name="T1">if</text:span> (tasksOfUser != <text:span text:style-name="T1">null</text:span>) {</text:p>
      <text:p text:style-name="P13"><text:tab/><text:tab/><text:tab/><text:tab/><text:span text:style-name="T1">for</text:span> (<text:span text:style-name="T1">int</text:span> i = 0; i &lt; tasksOfUser.size(); i++) {</text:p>
      <text:p text:style-name="P13"><text:tab/><text:tab/><text:tab/><text:tab/><text:tab/><text:span text:style-name="T1">if</text:span> (tasksOfUser.get(i).getId() == taskId) {</text:p>
      <text:p text:style-name="P13"><text:tab/><text:tab/><text:tab/><text:tab/><text:tab/><text:tab/>tasksOfUser.remove(i);</text:p>
      <text:p text:style-name="P13"><text:tab/><text:tab/><text:tab/><text:tab/><text:tab/><text:tab/><text:span text:style-name="T1">break</text:span>;</text:p>
      <text:p text:style-name="P13"><text:tab/><text:tab/><text:tab/><text:tab/><text:tab/>}</text:p>
      <text:p text:style-name="P13"><text:tab/><text:tab/><text:tab/><text:tab/>}</text:p>
      <text:p text:style-name="P13"><text:tab/><text:tab/><text:tab/>}</text:p>
      <text:p text:style-name="P13"><text:tab/><text:tab/>}</text:p>
      <text:p text:style-name="P13"><text:tab/>}</text:p>
      <text:p text:style-name="P13"/>
      <text:p text:style-name="P13"><text:tab/>@Override</text:p>
      <text:p text:style-name="P13"><text:tab/><text:span text:style-name="T1">public</text:span> List&lt;TaskInfo&gt; getTasks() <text:span text:style-name="T1">throws</text:span> RemoteException {</text:p>
      <text:p text:style-name="P13"><text:tab/><text:tab/><text:span text:style-name="T1">synchronized</text:span>(<text:span text:style-name="T23">tasksOfAllUsers</text:span>) {</text:p>
      <text:p text:style-name="P13"><text:tab/><text:tab/><text:tab/>ArrayList&lt;TaskInfo&gt; tasksOfUser = <text:span text:style-name="T9">tasksOfAllUsers</text:span>.get(userName);</text:p>
      <text:p text:style-name="P13"><text:tab/><text:tab/><text:tab/><text:span text:style-name="T1">if</text:span> (tasksOfUser == <text:span text:style-name="T1">null</text:span>) {</text:p>
      <text:p text:style-name="P13"><text:tab/><text:tab/><text:tab/><text:tab/><text:span text:style-name="T9">tasksOfAllUsers</text:span>.put(<text:span text:style-name="T1">this</text:span>.userName, </text:p>
      <text:p text:style-name="P13"><text:s text:c="34"/>tasksOfUser = <text:span text:style-name="T1">new</text:span> ArrayList&lt;TaskInfo&gt;()); </text:p>
      <text:p text:style-name="P13"><text:tab/><text:tab/><text:tab/>}</text:p>
      <text:p text:style-name="P13"><text:tab/><text:tab/><text:tab/><text:span text:style-name="T1">return</text:span> tasksOfUser;</text:p>
      <text:p text:style-name="P13"><text:tab/><text:tab/>}</text:p>
      <text:p text:style-name="P14"><text:tab/>}</text:p>
      <text:p text:style-name="P13"/>
      <text:p text:style-name="P13">}</text:p>
      <text:p text:style-name="Text_20_body"/>
      <text:h text:style-name="Heading_20_3" text:outline-level="3">Session class “TaskappSession”</text:h>
      <text:p text:style-name="Text_20_body">The following steps create the session class. Objects of this class are tied to a user session and are maintained by the application servers session map. </text:p>
      <text:p text:style-name="Text_20_body">Session classes have to be derived from byps.http.HSession.</text:p>
      <text:list xml:id="list5557209288445873595" text:style-name="L11">
        <text:list-item>
          <text:p text:style-name="P51">In “Project Explorer” expand “taskapp-srv/Java Resources/src”, right-click “task.app”, “New – Class...”</text:p>
        </text:list-item>
        <text:list-item>
          <text:p text:style-name="P51">Enter class name “TaskappSession”, enter superclass name “byps.http.HSession”.</text:p>
        </text:list-item>
        <text:list-item>
          <text:p text:style-name="P51">Click “Finish”.</text:p>
        </text:list-item>
        <text:list-item>
          <text:p text:style-name="P51">Right-click somewhere in the editor window, “Source – Generate Constructors from Superclass”, check only “HSession(HttpSession, String, File, BServerRegistry)”, choose “First member” as insertion point.</text:p>
        </text:list-item>
        <text:list-item>
          <text:p text:style-name="P51">Click “OK”. This lines are generated:</text:p>
        </text:list-item>
      </text:list>
      <text:p text:style-name="P13"><text:span text:style-name="T1">public</text:span> TaskappSession(HttpSession hsess, String remoteUser, File tempDir,</text:p>
      <text:p text:style-name="P13"><text:tab/><text:tab/>BServerRegistry stubRegistry) {</text:p>
      <text:p text:style-name="P13"><text:tab/><text:span text:style-name="T1">super</text:span>(hsess, remoteUser, tempDir, stubRegistry);</text:p>
      <text:p text:style-name="P13"><text:s text:c="6"/>// TODO<text:span text:style-name="T25"> Auto-generated constructor stub</text:span></text:p>
      <text:p text:style-name="P13">}</text:p>
      <text:p text:style-name="Text_20_body"/>
      <text:list xml:id="list39721659" text:continue-numbering="true" text:style-name="L11">
        <text:list-item>
          <text:p text:style-name="P51">The server-side BYPS framework will ask the session class for a BServer object that provides the implementations of the server-side interfaces. The generator has already created a class BServer_Testser class, inherited from BServer, that is to be used in this case. Create a member variable in the session class for an object of type BServer_Testser. Since this member will be initialized in the constructor and does never change it can be declared as <text:soft-page-break/>final. Press CTRL-SHIFT-O in order to let Eclipse add the import directive for the <text:s/>BServer_Testser class.</text:p>
        </text:list-item>
      </text:list>
      <text:p text:style-name="P13"><text:span text:style-name="T2"><text:tab/>private</text:span><text:span text:style-name="T17"> </text:span><text:span text:style-name="T2">final</text:span><text:span text:style-name="T17"> </text:span><text:span text:style-name="T19">BServer_Taskapp</text:span><text:span text:style-name="T17"> bserver;</text:span></text:p>
      <text:list xml:id="list39738157" text:continue-numbering="true" text:style-name="L11">
        <text:list-header>
          <text:p text:style-name="P51"/>
        </text:list-header>
        <text:list-item>
          <text:p text:style-name="P51">Let the getter “getServer()” return the member “bserver”.</text:p>
        </text:list-item>
      </text:list>
      <text:p text:style-name="P69"><text:tab/>@Override</text:p>
      <text:p text:style-name="P69"><text:span text:style-name="T1"><text:tab/>public</text:span> BServer getServer() {</text:p>
      <text:p text:style-name="P69"><text:tab/><text:tab/><text:span text:style-name="T1">return</text:span> bserver;</text:p>
      <text:p text:style-name="P71"><text:tab/>}</text:p>
      <text:p text:style-name="P21"/>
      <text:list xml:id="list4052118047630856575" text:style-name="L12">
        <text:list-item>
          <text:p text:style-name="P52">The next steps initialize the server-side serialization framework. At first, an extended API descriptor object has to be created that allows <text:bibliography-mark text:identifier="JSON" text:bibliography-type="article" text:author="Crockford" text:title="Java Script Object Notation" text:url="http://www.json.org/">[JSON]</text:bibliography-mark> serialization. The generated object does only provide binary serialization. Since the Servlet class also needs this object and it is equal for all sessions, the object is declared as a final static member:</text:p>
        </text:list-item>
      </text:list>
      <text:p text:style-name="P13"><text:tab/>// Append the JSON <text:span text:style-name="T6">serializer</text:span> registry to the API descriptor</text:p>
      <text:p text:style-name="P13"><text:span text:style-name="T1"><text:tab/>public</text:span> <text:span text:style-name="T1">final</text:span> <text:span text:style-name="T1">static</text:span> BApiDescriptor <text:span text:style-name="T9">apiDesc</text:span> = </text:p>
      <text:p text:style-name="P13"><text:tab/><text:tab/>BApiDescriptor_Taskapp.<text:span text:style-name="T10">instance</text:span>()</text:p>
      <text:p text:style-name="P13"><text:tab/><text:tab/><text:tab/>.addRegistry(<text:span text:style-name="T1">new</text:span> JRegistry_Taskapp());</text:p>
      <text:p text:style-name="Text_20_body"><text:tab/></text:p>
      <text:list xml:id="list39732458" text:continue-numbering="true" text:style-name="L12">
        <text:list-item>
          <text:p text:style-name="P52">Inside the body of the constructor delete the TODO line and insert the following lines. </text:p>
        </text:list-item>
      </text:list>
      <text:p text:style-name="P13"><text:tab/>// Create the BServer object</text:p>
      <text:p text:style-name="P13"><text:tab/>BTransportFactory transportFactory = getTransportFactory(apiDesc);</text:p>
      <text:p text:style-name="P13"><text:tab/>bserver = BServer_Taskapp.<text:span text:style-name="T9">createServer</text:span>(transportFactory);</text:p>
      <text:p text:style-name="P13"><text:tab/><text:tab/></text:p>
      <text:p text:style-name="P13"><text:tab/>// Add the interfaces you want to implement</text:p>
      <text:p text:style-name="P13"><text:tab/>bserver.addRemote(<text:span text:style-name="T1">new</text:span> TaskServiceImpl(remoteUser));</text:p>
      <text:p text:style-name="P13"/>
      <text:p text:style-name="P13"><text:tab/>// Mark session valid</text:p>
      <text:p text:style-name="P13"><text:tab/>setSessionAuthenticated();</text:p>
      <text:p text:style-name="P62"/>
      <text:p text:style-name="P17">The first lines create the BServer object and initialize it with a BTransportFactory which is responsible for receiving and de-serializing method calls.</text:p>
      <text:p text:style-name="P17">The second step adds the interface implementations provided by the server. Here, an object of the TaskServiceImpl class is passed, which was created in <text:bookmark-ref text:reference-format="number" text:ref-name="__RefHeading__2119_1228339905"> 3.4.1 </text:bookmark-ref>. As a constructor parameter, the current user name is supplied. This value is the result of a successful HTTP authentication and is obtained from the getRemoteUser function of the HttpServletRequest object.</text:p>
      <text:p text:style-name="P17">The last block declares the session as valid. Before this, the underlying HTTP session is only valid for 10 seconds.</text:p>
      <text:p text:style-name="P17">The entire class definition looks like this and can also be found at <text:bibliography-mark text:identifier="TASKAPP" text:bibliography-type="article" text:author="Wolfgang Imig" text:title="BYPS Taskapp Example" text:url="https://github.com/wolfgangimig/taskapp">[TASKAPP]</text:bibliography-mark>.</text:p>
      <text:p text:style-name="P7"><text:span text:style-name="T1">package</text:span> task.app.srv;</text:p>
      <text:p text:style-name="P7"/>
      <text:p text:style-name="P7"><text:span text:style-name="T1">import</text:span> java.io.File;</text:p>
      <text:p text:style-name="P7"/>
      <text:p text:style-name="P7"><text:span text:style-name="T1">import</text:span> javax.servlet.http.HttpSession;</text:p>
      <text:p text:style-name="P7"/>
      <text:p text:style-name="P7"><text:span text:style-name="T1">import</text:span> task.app.BApiDescriptor_Taskapp;</text:p>
      <text:p text:style-name="P7"><text:span text:style-name="T1">import</text:span> task.app.BServer_Taskapp;</text:p>
      <text:p text:style-name="P7"><text:span text:style-name="T1">import</text:span> task.app.JRegistry_Taskapp;</text:p>
      <text:p text:style-name="P7"><text:span text:style-name="T1">import</text:span> byps.BApiDescriptor;</text:p>
      <text:p text:style-name="P7"><text:span text:style-name="T1">import</text:span> byps.BServer;</text:p>
      <text:p text:style-name="P7"><text:span text:style-name="T1">import</text:span> byps.BServerRegistry;</text:p>
      <text:p text:style-name="P7"><text:span text:style-name="T1">import</text:span> byps.BTransportFactory;</text:p>
      <text:p text:style-name="P7"><text:span text:style-name="T1">import</text:span> byps.http.HSession;</text:p>
      <text:p text:style-name="P7"/>
      <text:p text:style-name="P7"><text:span text:style-name="T1">public</text:span> <text:span text:style-name="T1">class</text:span> TaskappSession <text:span text:style-name="T1">extends</text:span> HSession {</text:p>
      <text:p text:style-name="P7"><text:tab/></text:p>
      <text:p text:style-name="P7"><text:tab/><text:span text:style-name="T1">private</text:span> <text:span text:style-name="T1">final</text:span> BServer_Taskapp bserver;</text:p>
      <text:p text:style-name="P7"/>
      <text:p text:style-name="P7"><text:tab/>// API descriptor with JSON serializers</text:p>
      <text:p text:style-name="P7"><text:tab/><text:span text:style-name="T1">public</text:span> <text:span text:style-name="T1">final</text:span> <text:span text:style-name="T1">static</text:span> BApiDescriptor <text:span text:style-name="T9">apiDesc</text:span> = </text:p>
      <text:p text:style-name="P7"><text:tab/><text:tab/><text:tab/>BApiDescriptor_Taskapp.<text:span text:style-name="T9">instance</text:span>()</text:p>
      <text:p text:style-name="P7"><text:soft-page-break/><text:tab/><text:tab/><text:tab/><text:tab/>.addRegistry(<text:span text:style-name="T1">new</text:span> JRegistry_Taskapp());</text:p>
      <text:p text:style-name="P7"/>
      <text:p text:style-name="P7"><text:tab/><text:span text:style-name="T1">public</text:span> TaskappSession(HttpSession hsess, String remoteUser, File tempDir,</text:p>
      <text:p text:style-name="P7"><text:tab/><text:tab/><text:tab/>BServerRegistry stubRegistry) {</text:p>
      <text:p text:style-name="P7"><text:tab/><text:tab/><text:span text:style-name="T1">super</text:span>(hsess, remoteUser, tempDir, stubRegistry);</text:p>
      <text:p text:style-name="P7"><text:tab/><text:tab/></text:p>
      <text:p text:style-name="P7"><text:tab/><text:tab/>// Create the BServer object</text:p>
      <text:p text:style-name="P7"><text:tab/><text:tab/>BTransportFactory transportFactory = getTransportFactory(apiDesc);</text:p>
      <text:p text:style-name="P7"><text:tab/><text:tab/>bserver = BServer_Taskapp.<text:span text:style-name="T9">createServer</text:span>(transportFactory);</text:p>
      <text:p text:style-name="P7"><text:tab/><text:tab/></text:p>
      <text:p text:style-name="P7"><text:tab/><text:tab/>// Add the interfaces you want to implement</text:p>
      <text:p text:style-name="P7"><text:tab/><text:tab/>bserver.addRemote(<text:span text:style-name="T1">new</text:span> TaskServiceImpl(remoteUser));</text:p>
      <text:p text:style-name="P7"/>
      <text:p text:style-name="P7"><text:tab/><text:tab/>// Mark session valid</text:p>
      <text:p text:style-name="P7"><text:tab/><text:tab/>setSessionAuthenticated();</text:p>
      <text:p text:style-name="Code"><text:tab/>}</text:p>
      <text:p text:style-name="P7"/>
      <text:p text:style-name="P7"><text:tab/>@Override</text:p>
      <text:p text:style-name="P7"><text:tab/><text:span text:style-name="T1">public</text:span> BServer getServer() {</text:p>
      <text:p text:style-name="P7"><text:tab/><text:tab/><text:span text:style-name="T1">return</text:span> bserver;</text:p>
      <text:p text:style-name="P7"><text:tab/>}</text:p>
      <text:p text:style-name="P7"/>
      <text:p text:style-name="P7">}</text:p>
      <text:p text:style-name="P7"/>
      <text:p text:style-name="P17"/>
      <text:h text:style-name="Heading_20_3" text:outline-level="3">Servlet class TaskappServlet</text:h>
      <text:p text:style-name="Text_20_body">The main purpose of this Servlet class is to create session objects. Furthermore it has to provide the configuration parameters required by the server-side framework.</text:p>
      <text:list xml:id="list2357278148395446914" text:style-name="L13">
        <text:list-item>
          <text:p text:style-name="P28">In “Project Explorer” right-click project “taskapp-srv”, select “New – Other...”</text:p>
        </text:list-item>
        <text:list-item>
          <text:p text:style-name="P28">Select wizard “Web/Servlet”, click “Next &gt;”</text:p>
        </text:list-item>
        <text:list-item>
          <text:p text:style-name="P28">Enter “task.app.srv” as “Java package” </text:p>
        </text:list-item>
        <text:list-item>
          <text:p text:style-name="P28">Enter “TaskappServlet” as “Class name”</text:p>
          <text:p text:style-name="P28"><draw:frame draw:style-name="fr2" draw:name="Grafik8" text:anchor-type="paragraph" svg:width="7.569cm" svg:height="8.44cm" draw:z-index="27"><draw:image xlink:href="Pictures/2000000700001D90000020F98778F3F4.svm" xlink:type="simple" xlink:show="embed" xlink:actuate="onLoad"/></draw:frame></text:p>
        </text:list-item>
        <text:list-item>
          <text:p text:style-name="P28">Click “Finish”</text:p>
        </text:list-item>
        <text:list-item>
          <text:p text:style-name="P28">Eclipse opens an editor window for the new class. Delete functions “doGet” and “doPost” in the class. </text:p>
        </text:list-item>
      </text:list>
      <text:list xml:id="list40371964613947154" text:style-name="L14">
        <text:list-item>
          <text:p text:style-name="P29">Remove the annotation @WebServlet(“/TaskappServlet”) and replace it by the following <text:soft-page-break/>lines:</text:p>
        </text:list-item>
      </text:list>
      <text:p text:style-name="P11">@WebServlet(</text:p>
      <text:p text:style-name="P11"><text:tab/><text:tab/>// mandatory: must be true</text:p>
      <text:p text:style-name="P11"><text:tab/><text:tab/><text:span text:style-name="T6">asyncSupported</text:span> = <text:span text:style-name="T1">true</text:span>,</text:p>
      <text:p text:style-name="P11"/>
      <text:p text:style-name="P11"><text:tab/><text:tab/>// mandatory: server URL patterns</text:p>
      <text:p text:style-name="P11"><text:tab/><text:tab/>urlPatterns = { "/taskapp", "/taskapptauth/auth" }</text:p>
      <text:p text:style-name="P12">)</text:p>
      <text:list xml:id="list39714866" text:continue-numbering="true" text:style-name="L14">
        <text:list-header>
          <text:p text:style-name="P29"/>
        </text:list-header>
        <text:list-item>
          <text:p text:style-name="P29">Replace the base class “HttpServlet” by “HHttpServlet”</text:p>
        </text:list-item>
        <text:list-item>
          <text:p text:style-name="P29">Press “CTRL-SHIFT-O” (or context menu “Source – Organize Imports”) to let Eclipse add the missing import statement.</text:p>
        </text:list-item>
        <text:list-item>
          <text:p text:style-name="P29">Right-click somewhere in the editor window and select “Source – Override/Implement Methods...”</text:p>
        </text:list-item>
        <text:list-item>
          <text:p text:style-name="P29">The methods to be implemented are already selected since they are abstract methods in the base class “HHttpServlet”. </text:p>
        </text:list-item>
      </text:list>
      <text:p text:style-name="P17"><draw:frame draw:style-name="fr2" draw:name="Grafik29" text:anchor-type="paragraph" svg:width="6.535cm" svg:height="10.001cm" draw:z-index="28"><draw:image xlink:href="Pictures/200000070000198800002712B1C1476D.svm" xlink:type="simple" xlink:show="embed" xlink:actuate="onLoad"/></draw:frame></text:p>
      <text:list xml:id="list39729130" text:continue-numbering="true" text:style-name="L14">
        <text:list-item>
          <text:p text:style-name="P29">Click “OK”. Eclipse generates method stubs for the functions “createSession”, “getApiDescriptor”, and “getConfig”.</text:p>
        </text:list-item>
        <text:list-item>
          <text:p text:style-name="P29">For providing configuration parameters for the BYPS server-side framework, the helper class “HConfigImpl” can be used. Add an instance of this class as a member variable to the Servlet. Press CTRL-SHIFT-O to add the required import statement. Let the function “getConfig” return this object.</text:p>
        </text:list-item>
      </text:list>
      <text:p text:style-name="P67">private final HConfigImpl <text:span text:style-name="T6">config</text:span> = new HconfigImpl();</text:p>
      <text:p text:style-name="P9">…</text:p>
      <text:p text:style-name="P67">@Override</text:p>
      <text:p text:style-name="P67">protected HConfig getConfig() {</text:p>
      <text:p text:style-name="P67"><text:tab/>return config;</text:p>
      <text:p text:style-name="P67">}</text:p>
      <text:list xml:id="list39721822" text:continue-numbering="true" text:style-name="L14">
        <text:list-header>
          <text:p text:style-name="P29"/>
        </text:list-header>
        <text:list-item>
          <text:p text:style-name="P29"><text:soft-page-break/>Add the code for creating session objects:</text:p>
        </text:list-item>
      </text:list>
      <text:p text:style-name="P67">@Override</text:p>
      <text:p text:style-name="P67">protected HSession createSession(HttpServletRequest request,</text:p>
      <text:p text:style-name="P67"><text:tab/><text:tab/>HttpServletResponse response, HttpSession hsess,</text:p>
      <text:p text:style-name="P67"><text:tab/><text:tab/>BServerRegistry serverRegistry) {</text:p>
      <text:p text:style-name="P67"><text:tab/>String remoteUser = request.getRemoteUser();</text:p>
      <text:p text:style-name="P67"><text:tab/>return new TaskappSession(hsess, remoteUser, null, serverRegistry);</text:p>
      <text:p text:style-name="P67">}</text:p>
      <text:p text:style-name="P17"/>
      <text:list xml:id="list39730091" text:continue-numbering="true" text:style-name="L14">
        <text:list-item>
          <text:p text:style-name="P29">Implement the “getApiDescriptor” function:</text:p>
        </text:list-item>
      </text:list>
      <text:p text:style-name="P70">@Override</text:p>
      <text:p text:style-name="P70">protected BApiDescriptor getApiDescriptor() {</text:p>
      <text:p text:style-name="P70"><text:tab/>return TaskappSession.<text:span text:style-name="T9">apiDesc</text:span>;</text:p>
      <text:p text:style-name="P70">}</text:p>
      <text:p text:style-name="P17"/>
      <text:h text:style-name="Heading_20_3" text:outline-level="3">Add a Start Page to the Web Application</text:h>
      <text:p text:style-name="Text_20_body">Usually, a web application has a default page that is displayed, if no URI path into the web application is specified. The next steps add such a default page to “taskapp-srv”.</text:p>
      <text:list xml:id="list3486388153752517301" text:style-name="L15">
        <text:list-item>
          <text:p text:style-name="P53">In “Project Explorer” expand “taskapp-srv” and right-click “WebContent”.</text:p>
        </text:list-item>
        <text:list-item>
          <text:p text:style-name="P53">Select “New – HTML File”</text:p>
        </text:list-item>
        <text:list-item>
          <text:p text:style-name="P53">Enter file name “index.html”</text:p>
        </text:list-item>
        <text:list-item>
          <text:p text:style-name="P53">Click “Finish”</text:p>
        </text:list-item>
        <text:list-item>
          <text:p text:style-name="P53">Modify as follows and save.</text:p>
        </text:list-item>
      </text:list>
      <text:p text:style-name="P13">&lt;!DOCTYPE html&gt;</text:p>
      <text:p text:style-name="P13">&lt;html&gt;</text:p>
      <text:p text:style-name="P13">&lt;head&gt;</text:p>
      <text:p text:style-name="P13">&lt;meta charset=<text:span text:style-name="T9">"ISO-8859-1"</text:span>&gt;</text:p>
      <text:p text:style-name="P13">&lt;title&gt;<text:span text:style-name="T18">Taskapp</text:span>&lt;/title&gt;</text:p>
      <text:p text:style-name="P13">&lt;/head&gt;</text:p>
      <text:p text:style-name="P13">&lt;body&gt;</text:p>
      <text:p text:style-name="P13">&lt;a href=<text:span text:style-name="T9">"taskapp"</text:span>&gt;Status&lt;/a&gt;</text:p>
      <text:p text:style-name="P13">&lt;/body&gt;</text:p>
      <text:p text:style-name="P13"><text:span text:style-name="T17">&lt;/</text:span><text:span text:style-name="T17">html</text:span><text:span text:style-name="T17">&gt;</text:span></text:p>
      <text:h text:style-name="Heading_20_3" text:outline-level="3">Start Server </text:h>
      <text:p text:style-name="Text_20_body">The server should be started now to make a simple check.</text:p>
      <text:list xml:id="list6351545076627901854" text:style-name="L16">
        <text:list-item>
          <text:p text:style-name="P54">In “Project Explorer” right-click “taskapp-srv”, “Debug As – Debug On Server”</text:p>
        </text:list-item>
        <text:list-item>
          <text:p text:style-name="P54">The “Debug On Server” Dialog is opened, check “Always use this server...”</text:p>
          <text:p text:style-name="P54"><draw:frame draw:style-name="fr1" draw:name="Grafik30" text:anchor-type="paragraph" svg:width="8.043cm" svg:height="10.821cm" draw:z-index="29"><draw:image xlink:href="Pictures/2000000700001F6C00002A466F1E3797.svm" xlink:type="simple" xlink:show="embed" xlink:actuate="onLoad"/></draw:frame><text:soft-page-break/></text:p>
        </text:list-item>
        <text:list-item>
          <text:p text:style-name="P54">Click “Finish”</text:p>
        </text:list-item>
        <text:list-item>
          <text:p text:style-name="P54">Eclipse should display the index.html inside an integrated browser window:</text:p>
        </text:list-item>
      </text:list>
      <text:p text:style-name="Text_20_body"><draw:frame draw:style-name="fr1" draw:name="Grafik31" text:anchor-type="paragraph" svg:width="8.601cm" svg:height="3.521cm" draw:z-index="30"><draw:image xlink:href="Pictures/200000070000219800000DC092C4E0FA.svm" xlink:type="simple" xlink:show="embed" xlink:actuate="onLoad"/></draw:frame></text:p>
      <text:list xml:id="list39713667" text:continue-numbering="true" text:style-name="L16">
        <text:list-item>
          <text:p text:style-name="P54">Click “Status”, the browser navigates to our Servlet and displays a simple status text:</text:p>
        </text:list-item>
      </text:list>
      <text:list xml:id="list7353263509067756689" text:style-name="L17">
        <text:list-header>
          <text:p text:style-name="P55"><draw:frame draw:style-name="fr1" draw:name="Grafik32" text:anchor-type="paragraph" svg:width="9.447cm" svg:height="3.889cm" draw:z-index="31"><draw:image xlink:href="Pictures/20000007000024E700000F32E0C4BF11.svm" xlink:type="simple" xlink:show="embed" xlink:actuate="onLoad"/></draw:frame></text:p>
        </text:list-header>
        <text:list-item>
          <text:p text:style-name="P55">In order to stop the server, select the view “Servers”, right-click the “Tomcat ...” entry and select stop.</text:p>
        </text:list-item>
      </text:list>
      <text:p text:style-name="Text_20_body"><draw:frame draw:style-name="fr1" draw:name="Grafik36" text:anchor-type="paragraph" svg:width="10.744cm" svg:height="1.616cm" draw:z-index="35"><draw:image xlink:href="Pictures/20000007000029F70000064F5ACBCFFD.svm" xlink:type="simple" xlink:show="embed" xlink:actuate="onLoad"/></draw:frame></text:p>
      <text:p text:style-name="Text_20_body"><text:soft-page-break/></text:p>
      <text:h text:style-name="Heading_20_2" text:outline-level="2">Implement the Java Client Application taskapp-client-j</text:h>
      <text:p text:style-name="Text_20_body">This section creates a very simple client application without a user interface. </text:p>
      <text:list xml:id="list6418946181015957410" text:style-name="L18">
        <text:list-item>
          <text:p text:style-name="P56">In project “taskapp-client-j” create class “TestappMain” in package “task.app.client”</text:p>
        </text:list-item>
        <text:list-item>
          <text:p text:style-name="P56">Create the entry point function for the java application: the “main” function:</text:p>
        </text:list-item>
      </text:list>
      <text:p text:style-name="P15"><text:tab/><text:span text:style-name="T1">public</text:span> <text:span text:style-name="T1">final</text:span> <text:span text:style-name="T1">static</text:span> <text:span text:style-name="T1">void</text:span> main(String[] args) {</text:p>
      <text:p text:style-name="P15"><text:tab/></text:p>
      <text:p text:style-name="P15"><text:tab/><text:tab/>String url = "http://localhost:8080/taskapp-srv/taskapp";</text:p>
      <text:p text:style-name="P15"><text:tab/><text:tab/>BClient_Taskapp bclient = <text:span text:style-name="T1">createClient(url)</text:span>;</text:p>
      <text:p text:style-name="P15"><text:tab/><text:tab/></text:p>
      <text:p text:style-name="P15"><text:tab/><text:tab/><text:span text:style-name="T1">try</text:span> {</text:p>
      <text:p text:style-name="P15"><text:tab/><text:tab/><text:tab/>bclient.start();</text:p>
      <text:p text:style-name="Code"><text:span text:style-name="T11"><text:tab/><text:tab/><text:tab/>System.</text:span><text:span text:style-name="T20">out</text:span><text:span text:style-name="T11">.println(</text:span><text:span text:style-name="T21">"connected, targetId="</text:span><text:span text:style-name="T11"> +</text:span></text:p>
      <text:p text:style-name="P16"><text:s text:c="42"/>bclient.getTransport().getTargetId());</text:p>
      <text:p text:style-name="Code"/>
      <text:p text:style-name="Code">//<text:tab/><text:tab/><text:tab/>String command = args.length &gt; 0 ? <text:span text:style-name="T6">args</text:span>[0] : "";</text:p>
      <text:p text:style-name="Code">//<text:tab/><text:tab/><text:tab/>if (command.equals("-add")) {</text:p>
      <text:p text:style-name="Code">//<text:tab/><text:tab/><text:tab/><text:tab/>addTask(<text:span text:style-name="T6">bclient</text:span>, <text:span text:style-name="T6">args</text:span>);</text:p>
      <text:p text:style-name="Code">//<text:tab/><text:tab/><text:tab/>}</text:p>
      <text:p text:style-name="Code">//<text:tab/><text:tab/><text:tab/>else if (command.equals("-remove")) {</text:p>
      <text:p text:style-name="Code">//<text:tab/><text:tab/><text:tab/><text:tab/>removeTask(<text:span text:style-name="T6">bclient</text:span>, <text:span text:style-name="T6">args</text:span>);</text:p>
      <text:p text:style-name="Code">//<text:tab/><text:tab/><text:tab/>}</text:p>
      <text:p text:style-name="Code">//<text:tab/><text:tab/><text:tab/>else if (command.equals("-list")) {</text:p>
      <text:p text:style-name="Code">//<text:tab/><text:tab/><text:tab/><text:tab/>listTasks(<text:span text:style-name="T6">bclient</text:span>);</text:p>
      <text:p text:style-name="Code">//<text:tab/><text:tab/><text:tab/>}</text:p>
      <text:p text:style-name="Code"><text:tab/><text:tab/>}</text:p>
      <text:p text:style-name="P15"><text:tab/><text:tab/><text:span text:style-name="T1">catch</text:span> (Exception e) {</text:p>
      <text:p text:style-name="P15"><text:tab/><text:tab/><text:tab/>e.printStackTrace();</text:p>
      <text:p text:style-name="P15"><text:tab/><text:tab/>}</text:p>
      <text:p text:style-name="P15"><text:tab/><text:tab/><text:span text:style-name="T1">finally</text:span> {</text:p>
      <text:p text:style-name="P15"><text:tab/><text:tab/><text:tab/><text:span text:style-name="T1">if</text:span> (bclient != <text:span text:style-name="T1">null</text:span>) {</text:p>
      <text:p text:style-name="P15"><text:tab/><text:tab/><text:tab/><text:tab/>bclient.done();</text:p>
      <text:p text:style-name="P15"><text:tab/><text:tab/><text:tab/>}</text:p>
      <text:p text:style-name="P15"><text:tab/><text:tab/>}</text:p>
      <text:p text:style-name="P15"><text:tab/>}</text:p>
      <text:p text:style-name="Text_20_body"/>
      <text:list xml:id="list6117644897535941803" text:style-name="L19">
        <text:list-item>
          <text:p text:style-name="P57">Press CTRL-SHIFT-O to let Eclipse add the required import directives. </text:p>
        </text:list-item>
        <text:list-item>
          <text:p text:style-name="P57">Create function “createClient”. It initializes a BClient_Taskapp object.</text:p>
        </text:list-item>
      </text:list>
      <text:p text:style-name="Code"><text:span text:style-name="T11"><text:tab/></text:span><text:span text:style-name="T14">private</text:span><text:span text:style-name="T11"> </text:span><text:span text:style-name="T14">static</text:span><text:span text:style-name="T11"> BClient_Taskapp createClient(String url) </text:span><text:span text:style-name="T14">throws</text:span><text:span text:style-name="T11"> RemoteException {</text:span></text:p>
      <text:p text:style-name="Code"><text:span text:style-name="T11"><text:tab/><text:tab/>BWire wire = </text:span><text:span text:style-name="T14">new</text:span><text:span text:style-name="T11"> HWireClient(url, 0, 120, </text:span><text:span text:style-name="T14">null</text:span><text:span text:style-name="T11">);</text:span></text:p>
      <text:p text:style-name="P16"><text:tab/><text:tab/>BTransportFactory tfact = </text:p>
      <text:p text:style-name="Code"><text:span text:style-name="T13"><text:s text:c="17"/></text:span><text:span text:style-name="T14">new</text:span><text:span text:style-name="T11"> HTransportFactoryClient(BApiDescriptor_Taskapp.</text:span><text:span text:style-name="T12">instance</text:span><text:span text:style-name="T11">(), wire, 1);</text:span></text:p>
      <text:p text:style-name="Code"><text:tab/><text:tab/>BClient_Taskapp bclient = BClient_Taskapp.<text:span text:style-name="T9">createClient</text:span>(tfact);</text:p>
      <text:p text:style-name="Code"><text:span text:style-name="T11"><text:tab/><text:tab/></text:span><text:span text:style-name="T14">return</text:span><text:span text:style-name="T11"> bclient;</text:span></text:p>
      <text:p text:style-name="Code"><text:tab/>}</text:p>
      <text:p text:style-name="Code"/>
      <text:list xml:id="list5369668579408308340" text:style-name="L20">
        <text:list-item>
          <text:p text:style-name="P58">This object holds the servers interfaces. The HWireClient object is responsible for the HTTP connections and sends and receives the request. BTransportFactory is used to serialize and de-serialize the messages with the negotiated protocol. The “bclient.start()” call (see function “main”) performs the protocol negotiation and the authentication. Furthermore it starts a long-poll request to listen for server-push requests.</text:p>
        </text:list-item>
      </text:list>
      <text:list xml:id="list39720928" text:continue-list="list6117644897535941803" text:style-name="L19">
        <text:list-item>
          <text:p text:style-name="P57">Make sure that the server is running and start the client application: in “Project Explorer” expand “taskapp-client-j/src/task.app.client” and right-click on “TaskappMain.java”. Select “Debug As – Java Application”. </text:p>
        </text:list-item>
        <text:list-item>
          <text:p text:style-name="P57">The console window should print something like this:</text:p>
          <text:p text:style-name="P57"><draw:frame draw:style-name="fr1" draw:name="Grafik33" text:anchor-type="paragraph" svg:width="12.197cm" svg:height="2.619cm" draw:z-index="32"><draw:image xlink:href="Pictures/2000000700002FA600000A3C8D0CD8BF.svm" xlink:type="simple" xlink:show="embed" xlink:actuate="onLoad"/></draw:frame><text:soft-page-break/></text:p>
        </text:list-item>
        <text:list-item>
          <text:p text:style-name="P57">Add the functions for adding, removing and listing tasks:</text:p>
        </text:list-item>
      </text:list>
      <text:p text:style-name="P15"><text:tab/><text:span text:style-name="T1">private</text:span> <text:span text:style-name="T1">static</text:span> <text:span text:style-name="T1">void</text:span> addTask(BClient_Taskapp bclient, String[] args) <text:span text:style-name="T1">throws</text:span> RemoteException {</text:p>
      <text:p text:style-name="P15"><text:tab/><text:tab/>TaskInfo t = <text:span text:style-name="T1">new</text:span> TaskInfo();</text:p>
      <text:p text:style-name="P15"><text:tab/><text:tab/>t.setId((<text:span text:style-name="T1">int</text:span>)(System.<text:span text:style-name="T9">currentTimeMillis</text:span>() % 1000));</text:p>
      <text:p text:style-name="P15"><text:tab/><text:tab/>t.setUserName(args[1]);</text:p>
      <text:p text:style-name="P15"><text:tab/><text:tab/>t.setTodo(args[2]);</text:p>
      <text:p text:style-name="P15"><text:tab/><text:tab/>t.setDueDate(<text:span text:style-name="T1">new</text:span> java.util.Date(System.<text:span text:style-name="T9">currentTimeMillis</text:span>() + 24*60*60*1000));</text:p>
      <text:p text:style-name="P15"><text:tab/><text:tab/>bclient.getTaskService().addTask(t);</text:p>
      <text:p text:style-name="P15"><text:tab/>}</text:p>
      <text:p text:style-name="P15"><text:tab/></text:p>
      <text:p text:style-name="P15"><text:tab/><text:span text:style-name="T1">private</text:span> <text:span text:style-name="T1">static</text:span> <text:span text:style-name="T1">void</text:span> removeTask(BClient_Taskapp bclient, String[] args) </text:p>
      <text:p text:style-name="P15"><text:span text:style-name="T1"><text:s text:c="12"/>throws</text:span> RemoteException {</text:p>
      <text:p text:style-name="P15"><text:tab/><text:tab/><text:span text:style-name="T1">int</text:span> taskId = Integer.<text:span text:style-name="T9">valueOf</text:span>(args[1]);</text:p>
      <text:p text:style-name="P15"><text:tab/><text:tab/>bclient.getTaskService().removeTask(taskId);</text:p>
      <text:p text:style-name="P15"><text:tab/>}</text:p>
      <text:p text:style-name="P15"><text:tab/></text:p>
      <text:p text:style-name="P15"><text:tab/><text:span text:style-name="T1">private</text:span> <text:span text:style-name="T1">static</text:span> <text:span text:style-name="T1">void</text:span> listTasks(BClient_Taskapp bclient) <text:span text:style-name="T1">throws</text:span> RemoteException {</text:p>
      <text:p text:style-name="P15"><text:tab/><text:tab/>List&lt;TaskInfo&gt; tasks = bclient.getTaskService().getTasks();</text:p>
      <text:p text:style-name="P15"><text:tab/><text:tab/><text:span text:style-name="T1">for</text:span> (TaskInfo t : tasks) {</text:p>
      <text:p text:style-name="P15"><text:tab/><text:tab/><text:tab/>System.<text:span text:style-name="T9">out</text:span>.println("id=" + t.getId() + </text:p>
      <text:p text:style-name="P15"><text:tab/><text:tab/><text:tab/><text:tab/><text:tab/>"\tuserName=" + t.getUserName() + </text:p>
      <text:p text:style-name="P15"><text:tab/><text:tab/><text:tab/><text:tab/><text:tab/>"\ttodo=" + t.getTodo());</text:p>
      <text:p text:style-name="Code"><text:tab/><text:tab/>}</text:p>
      <text:p text:style-name="P15"><text:tab/>}</text:p>
      <text:p text:style-name="P15"/>
      <text:p text:style-name="Text_20_body"/>
      <text:list xml:id="list3803717540643711137" text:style-name="L21">
        <text:list-item>
          <text:p text:style-name="P59">Remove the comment slashes of the lines after “connect()”. Therefore select the lines and press CTRL-SHIFT-7</text:p>
        </text:list-item>
      </text:list>
      <text:h text:style-name="Heading_20_3" text:outline-level="3">Add a Debug Configuration for Each Action</text:h>
      <text:list xml:id="list39728540" text:continue-numbering="true" text:style-name="L21">
        <text:list-item>
          <text:p text:style-name="P59">Start the Tomcat server in the “Servers” view: right-click “Tomcat...” entry and select “Debug”:</text:p>
          <text:p text:style-name="P59"><draw:frame draw:style-name="fr1" draw:name="Grafik37" text:anchor-type="paragraph" svg:width="10.373cm" svg:height="2.118cm" draw:z-index="36"><draw:image xlink:href="Pictures/200000070000288500000846484FD99A.svm" xlink:type="simple" xlink:show="embed" xlink:actuate="onLoad"/></draw:frame></text:p>
        </text:list-item>
        <text:list-item>
          <text:p text:style-name="P59">In order to add a debug configuration to test each of the functions, right-click project “taskapp-client-j”, select “Debug As – Debug Configurations...”.</text:p>
        </text:list-item>
        <text:list-item>
          <text:p text:style-name="P59">In the left tree select “Java Application / TaskappMain”, click the copy button in the toolbar, rename the new configuration to “TaskappMain add”, select tab “Arguments”, enter as “Program arguments”: -add Fritz... as shown in the screenshot:</text:p>
          <text:p text:style-name="P59"><draw:frame draw:style-name="fr2" draw:name="Grafik34" text:anchor-type="paragraph" svg:width="13.39cm" svg:height="9.871cm" draw:z-index="33"><draw:image xlink:href="Pictures/200000070000344D0000268EDCFAD9E6.svm" xlink:type="simple" xlink:show="embed" xlink:actuate="onLoad"/></draw:frame><text:soft-page-break/></text:p>
        </text:list-item>
        <text:list-item>
          <text:p text:style-name="P59">Press “Apply” then “Debug”</text:p>
        </text:list-item>
        <text:list-item>
          <text:p text:style-name="P59">Create also debug configurations for the actions “remove” and “list”. Use “-remove 123” as program arguments for the “remove” action. The “list” action has to be started with the arguments “-list”.</text:p>
        </text:list-item>
        <text:list-item>
          <text:p text:style-name="P59">When a debug configuration has been executed once, it is inserted into the drop down menu of the debug button in the toolbar. From there it could be started easier:</text:p>
        </text:list-item>
      </text:list>
      <text:p text:style-name="Text_20_body"><draw:frame draw:style-name="fr1" draw:name="Grafik35" text:anchor-type="paragraph" svg:width="7.595cm" svg:height="3.732cm" draw:z-index="34"><draw:image xlink:href="Pictures/2000000700001DAB00000E94D2C537D1.svm" xlink:type="simple" xlink:show="embed" xlink:actuate="onLoad"/></draw:frame></text:p>
      <text:list xml:id="list7891033019778056671" text:style-name="L22">
        <text:list-item>
          <text:p text:style-name="P60">Now, you are well prepared to step through the code and see how the BYPS framework works.</text:p>
          <text:p text:style-name="P60"/>
        </text:list-item>
      </text:list>
      <text:h text:style-name="P74" text:outline-level="2"><text:bookmark-start text:name="__RefHeading__2919_1932941800"/>Versioning<text:bookmark-end text:name="__RefHeading__2919_1932941800"/></text:h>
      <text:p text:style-name="P17">Now imagine, that the “taskapp-client-j” has been distributed on many client computers and the API has been integrated into other applications as well. A new feature request requires to add a list of properties (as key-value-pairs) to the “TaskInfo” class. Just adding new members to the class would break compatibility to existing client applications and you would have to update all this applications before they could connect to the server again. </text:p>
      <text:p text:style-name="Text_20_body"><text:span text:style-name="T3">In order to handle this scenario by supporting compatibility with older (or even newer) client applications, BYPS supports a versioning mechanism. When client and sever start communicating, </text:span><text:soft-page-break/><text:span text:style-name="T3">a protocol version is negotiated and only data members of this protocol version are transferred between the applications. Therefore, the data members have to be tagged with the version since when they are available. The “Javadoc” tool already defines a tag for such purposes: the “@since” tag.</text:span></text:p>
      <text:p text:style-name="P17">Hence, adding new data members require the following steps:</text:p>
      <text:list xml:id="list8104222319995488809" text:style-name="L23">
        <text:list-item>
          <text:p text:style-name="P30">Increment the version number in BAPI class.</text:p>
        </text:list-item>
        <text:list-item>
          <text:p text:style-name="P30">Add new member(s) and tag them with “@since &lt;new version number&gt;”</text:p>
        </text:list-item>
      </text:list>
      <text:p text:style-name="P17"/>
      <text:p text:style-name="P17">Experience has shown, that programmers sometimes forget to add the “@since” tag to new members or incrementing the BAPI version number. In order to prevent creating incompatible interfaces, the BYPS generator can check the modifications against the previous version of the API. </text:p>
      <text:p text:style-name="P17">The generator looks for the previous definitions in a file named “bapi.xml”. Each time the generator runs it generates a “bapi_new.xml”. If your API is released, the file should be renamed to “bapi.xml” and checked in to your source code control system. </text:p>
      <text:p text:style-name="P17">Below it is shown how to add a new member to the “TaskInfo” class. The code can be found on <text:bibliography-mark text:identifier="TASKAPP" text:bibliography-type="article" text:author="Wolfgang Imig" text:title="BYPS Taskapp Example" text:url="https://github.com/wolfgangimig/taskapp">[TASKAPP]</text:bibliography-mark> in branch “Versioning”.</text:p>
      <text:p text:style-name="P17"/>
      <text:list xml:id="list4730481914351330718" text:style-name="L24">
        <text:list-item>
          <text:p text:style-name="P31">In class “BApi” change the version number:</text:p>
        </text:list-item>
      </text:list>
      <text:p text:style-name="P7"><text:tab/><text:span text:style-name="T1">public</text:span> <text:span text:style-name="T1">static</text:span> <text:span text:style-name="T1">final</text:span> String <text:span text:style-name="T9">VERSION</text:span> = "1.0.0.1";</text:p>
      <text:p text:style-name="P17"/>
      <text:list xml:id="list39727491" text:continue-numbering="true" text:style-name="L24">
        <text:list-item>
          <text:p text:style-name="P31">In class “TaskInfo” add a new member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HashMap&lt;String, String&gt; properties;</text:p>
      <text:p text:style-name="P8"/>
      <text:list xml:id="list266671030793892760" text:style-name="L25">
        <text:list-item>
          <text:p text:style-name="P32">Press CTRL-SHIFT-O to add required imports</text:p>
        </text:list-item>
        <text:list-item>
          <text:p text:style-name="P32">Add getter and setter methods: right-click in editor window, “Source – Generate Getters and Setters”, select member “properties”, click “OK”.</text:p>
        </text:list-item>
        <text:list-item>
          <text:p text:style-name="P32">Save all files: CTRL-SHIFT-S</text:p>
        </text:list-item>
        <text:list-item>
          <text:p text:style-name="P32">Run the generator: right-click “byps.xml”, “Run As – Ant Build”</text:p>
        </text:list-item>
        <text:list-item>
          <text:p text:style-name="P32">Refresh projects “taskapp-ser” and “taskapp-srv”: right-click project, “Refresh”</text:p>
        </text:list-item>
      </text:list>
      <text:p text:style-name="P17"/>
      <text:list xml:id="list4667523627758610759" text:style-name="L26">
        <text:list-item>
          <text:p text:style-name="P33">Add some code to set the new member in “TaskappMain” class of project “taskapp-client-j”, e.g.:</text:p>
          <text:p text:style-name="P64"><text:span text:style-name="T1">private</text:span> <text:span text:style-name="T1">static</text:span> <text:span text:style-name="T1">void</text:span> addTask(BClient_Taskapp bclient, String[] args) <text:span text:style-name="T1">throws</text:span> RemoteException {</text:p>
        </text:list-item>
      </text:list>
      <text:p text:style-name="P7"><text:tab/><text:tab/>TaskInfo t = <text:span text:style-name="T1">new</text:span> TaskInfo();</text:p>
      <text:p text:style-name="P7"><text:tab/><text:tab/>t.setId((<text:span text:style-name="T1">int</text:span>)(System.<text:span text:style-name="T9">currentTimeMillis</text:span>() % 1000));</text:p>
      <text:p text:style-name="P7"><text:tab/><text:tab/>t.setUserName(args[1]);</text:p>
      <text:p text:style-name="P7"><text:tab/><text:tab/>t.setTodo(args[2]);</text:p>
      <text:p text:style-name="P7"><text:tab/><text:tab/>t.setDueDate(<text:span text:style-name="T1">new</text:span> java.util.Date(System.<text:span text:style-name="T9">currentTimeMillis</text:span>() +</text:p>
      <text:p text:style-name="P7"><text:s text:c="16"/>24*60*60*1000));</text:p>
      <text:p text:style-name="P7"><text:tab/><text:tab/></text:p>
      <text:p text:style-name="P7"><text:tab/><text:tab/>HashMap&lt;String,String&gt; properties = <text:span text:style-name="T1">new</text:span> HashMap&lt;String,String&gt;();</text:p>
      <text:p text:style-name="P7"><text:tab/><text:tab/>properties.put("INVOICE", "12345");</text:p>
      <text:p text:style-name="P7"><text:tab/><text:tab/>properties.put("CUSTOMER", "67890");</text:p>
      <text:p text:style-name="P7"><text:tab/><text:tab/>t.setProperties(properties);</text:p>
      <text:p text:style-name="P7"><text:tab/><text:tab/></text:p>
      <text:p text:style-name="P7"><text:tab/><text:tab/>bclient.getTaskService().addTask(t);</text:p>
      <text:p text:style-name="P7"><text:tab/>}</text:p>
      <text:list xml:id="list39712380" text:continue-numbering="true" text:style-name="L26">
        <text:list-header>
          <text:p text:style-name="P33"><text:soft-page-break/></text:p>
        </text:list-header>
        <text:list-item>
          <text:p text:style-name="P33">Modify function “listTasks” to print the member “properties”, e.g:</text:p>
        </text:list-item>
      </text:list>
      <text:p text:style-name="P7"><text:tab/><text:span text:style-name="T1">private</text:span> <text:span text:style-name="T1">static</text:span> <text:span text:style-name="T1">void</text:span> listTasks(BClient_Taskapp bclient) <text:span text:style-name="T1">throws</text:span> RemoteException {</text:p>
      <text:p text:style-name="P7"><text:tab/><text:tab/>List&lt;TaskInfo&gt; tasks = bclient.getTaskService().getTasks();</text:p>
      <text:p text:style-name="P7"><text:tab/><text:tab/>System.<text:span text:style-name="T9">out</text:span>.println("id\tuser\ttodo");</text:p>
      <text:p text:style-name="P7"><text:tab/><text:tab/><text:span text:style-name="T1">for</text:span> (TaskInfo t : tasks) {</text:p>
      <text:p text:style-name="P7"><text:tab/><text:tab/><text:tab/>System.<text:span text:style-name="T9">out</text:span>.println("id=" + t.getId() + </text:p>
      <text:p text:style-name="P7"><text:tab/><text:tab/><text:tab/><text:tab/><text:tab/>"\tuserName=" + t.getUserName() + </text:p>
      <text:p text:style-name="P7"><text:tab/><text:tab/><text:tab/><text:tab/><text:tab/>"\ttoDo=" + t.getTodo() +</text:p>
      <text:p text:style-name="P7"><text:tab/><text:tab/><text:tab/><text:tab/><text:tab/>"\tproperties=" + t.getProperties());</text:p>
      <text:p text:style-name="P7"><text:tab/><text:tab/>}</text:p>
      <text:p text:style-name="P7"><text:tab/>}</text:p>
      <text:p text:style-name="P7"/>
      <text:p text:style-name="P17"/>
      <text:h text:style-name="P74" text:outline-level="2">Streams</text:h>
      <text:p text:style-name="P17">The BYPS communication layer allows to use streams as data members, function parameters and return values. A stream can be up to 2^63-1 bytes and is transferred in a separate request. When sending a stream from the client to the server, it requires its own connection to the server. Thus in order to invoke a method with a stream parameter, two connections are opened since the method data and stream data is sent in parallel. </text:p>
      <text:p text:style-name="P17">If you receive a stream by a method, a connection is required at the moment you start reading from the stream. A stream can only be read once and the server closes the stream if the client application does not read it for some minutes – defined in project “bypshttp”, “byps.http.HConstants.REQUEST_TIMEOUT_MILLIS”.</text:p>
      <text:p text:style-name="P17"/>
      <text:p text:style-name="P17">The next example shows how to work with streams. The code can be found at <text:bibliography-mark text:identifier="TASKAPP" text:bibliography-type="article" text:author="Wolfgang Imig" text:title="BYPS Taskapp Example" text:url="https://github.com/wolfgangimig/taskapp">[TASKAPP]</text:bibliography-mark> in branch “Streams”.</text:p>
      <text:list xml:id="list1004079559379648530" text:style-name="L27">
        <text:list-item>
          <text:p text:style-name="P34">Add a new member to the “TaskInfo” class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List&lt;<text:span text:style-name="T6">InputStream</text:span>&gt; attachments;</text:p>
      <text:p text:style-name="P8"/>
      <text:list xml:id="list39720655" text:continue-numbering="true" text:style-name="L27">
        <text:list-item>
          <text:p text:style-name="P34">Add imports, add a getter and setter function (java.io.InputStream, java.util.List).</text:p>
        </text:list-item>
        <text:list-item>
          <text:p text:style-name="P34">Run the generator: right-click on “byps.xml”</text:p>
        </text:list-item>
        <text:list-item>
          <text:p text:style-name="P34">Refresh projects “taskapp-ser” and “taskapp-srv”: right-click project, “Refresh”</text:p>
        </text:list-item>
      </text:list>
      <text:p text:style-name="P17"/>
      <text:list xml:id="list7235896303730964873" text:style-name="L28">
        <text:list-item>
          <text:p text:style-name="P35">Add the following lines to the “TaskappMain” class in function “addTask” to add streams to the “TaskInfo” object.</text:p>
        </text:list-item>
      </text:list>
      <text:p text:style-name="Code"><text:span text:style-name="T11"><text:tab/><text:tab/></text:span><text:span text:style-name="T14">try</text:span><text:span text:style-name="T11"> {</text:span></text:p>
      <text:p text:style-name="Code"><text:span text:style-name="T11"><text:tab/><text:tab/><text:tab/>ArrayList&lt;InputStream&gt; attachments = </text:span><text:span text:style-name="T14">new</text:span><text:span text:style-name="T11"> ArrayList&lt;InputStream&gt;();</text:span></text:p>
      <text:p text:style-name="Code"><text:span text:style-name="T11"><text:tab/><text:tab/><text:tab/>attachments.add(</text:span><text:span text:style-name="T14">new</text:span><text:span text:style-name="T11"> FileInputStream(</text:span><text:span text:style-name="T21">".project"</text:span><text:span text:style-name="T11">));</text:span></text:p>
      <text:p text:style-name="Code"><text:span text:style-name="T11"><text:tab/><text:tab/><text:tab/>attachments.add(</text:span><text:span text:style-name="T14">new</text:span><text:span text:style-name="T11"> ByteArrayInputStream(</text:span><text:span text:style-name="T21">"Text as stream"</text:span><text:span text:style-name="T11">.getBytes()));</text:span></text:p>
      <text:p text:style-name="Code"><text:tab/><text:tab/><text:tab/>t.setAttachments(attachments);</text:p>
      <text:p text:style-name="Code"><text:span text:style-name="T11"><text:tab/><text:tab/>} </text:span><text:span text:style-name="T14">catch</text:span><text:span text:style-name="T11"> (FileNotFoundException e) {</text:span></text:p>
      <text:p text:style-name="Code"><text:tab/><text:tab/><text:tab/>e.printStackTrace();</text:p>
      <text:p text:style-name="Code"><text:tab/><text:tab/>}</text:p>
      <text:p text:style-name="Code"/>
      <text:list xml:id="list39738711" text:continue-numbering="true" text:style-name="L28">
        <text:list-header>
          <text:p text:style-name="P35"/>
        </text:list-header>
        <text:list-item>
          <text:p text:style-name="P35">Add this lines in the for-loop of “listTasks” in order to print some information about the received streams:</text:p>
        </text:list-item>
      </text:list>
      <text:p text:style-name="P7"><text:tab/><text:tab/><text:span text:style-name="T1">try</text:span> {</text:p>
      <text:p text:style-name="P7"><text:tab/><text:tab/><text:tab/>System.<text:span text:style-name="T9">out</text:span>.print("--- attachments: ");</text:p>
      <text:p text:style-name="P7"><text:soft-page-break/><text:tab/><text:tab/><text:tab/><text:span text:style-name="T1">for</text:span> (InputStream s : t.getAttachments()) {</text:p>
      <text:p text:style-name="P7"><text:tab/><text:tab/><text:tab/><text:tab/>BContentStream bs = (BContentStream)s;</text:p>
      <text:p text:style-name="P7"><text:tab/><text:tab/><text:tab/><text:tab/>System.<text:span text:style-name="T9">out</text:span>.print("{ " + bs.getContentType() + </text:p>
      <text:p text:style-name="P7"><text:s text:c="6"/><text:tab/><text:tab/><text:tab/><text:tab/><text:tab/><text:tab/><text:tab/><text:tab/>", #" + bs.getContentLength() + ", [");</text:p>
      <text:p text:style-name="P7"><text:tab/><text:tab/><text:tab/><text:tab/><text:span text:style-name="T1">for</text:span> (<text:span text:style-name="T1">int</text:span> i = 0; i &lt; 10; i++) {</text:p>
      <text:p text:style-name="P7"><text:tab/><text:tab/><text:tab/><text:tab/><text:tab/>System.<text:span text:style-name="T9">out</text:span>.print((<text:span text:style-name="T1">char</text:span>)bs.read());</text:p>
      <text:p text:style-name="P7"><text:tab/><text:tab/><text:tab/><text:tab/>}</text:p>
      <text:p text:style-name="P7"><text:tab/><text:tab/><text:tab/><text:tab/>System.<text:span text:style-name="T9">out</text:span>.print("]}, ");</text:p>
      <text:p text:style-name="P7"><text:tab/><text:tab/><text:tab/>}</text:p>
      <text:p text:style-name="P7"><text:tab/><text:tab/><text:tab/>System.<text:span text:style-name="T9">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7"/>
      <text:p text:style-name="P17"/>
      <text:list xml:id="list4329294850040574611" text:style-name="L29">
        <text:list-item>
          <text:p text:style-name="P36">Add the lines below to the class “TaskServiceImpl” in the function “addTask” before the “synchronized(tasksOfAllUsers)” block:</text:p>
        </text:list-item>
      </text:list>
      <text:p text:style-name="P7"><text:tab/><text:tab/>// Read streams from client and replace them in TaskInfo object</text:p>
      <text:p text:style-name="P7"><text:tab/><text:tab/><text:span text:style-name="T1">try</text:span> {</text:p>
      <text:p text:style-name="P7"><text:tab/><text:tab/><text:tab/>List&lt;InputStream&gt; istreams = task.getAttachments();</text:p>
      <text:p text:style-name="P7"><text:tab/><text:tab/><text:tab/><text:span text:style-name="T1">if</text:span> (istreams!= <text:span text:style-name="T1">null</text:span>) {</text:p>
      <text:p text:style-name="P7"><text:tab/><text:tab/><text:tab/><text:tab/></text:p>
      <text:p text:style-name="P7"><text:tab/><text:tab/><text:tab/><text:tab/>List&lt;InputStream&gt; nstreams = <text:span text:style-name="T1">new</text:span> ArrayList&lt;InputStream&gt;();</text:p>
      <text:p text:style-name="P7"><text:tab/><text:tab/><text:tab/><text:tab/>task.setAttachments(nstreams);</text:p>
      <text:p text:style-name="P7"><text:tab/><text:tab/><text:tab/><text:tab/></text:p>
      <text:p text:style-name="P7"><text:tab/><text:tab/><text:tab/><text:tab/><text:span text:style-name="T1">for</text:span> (InputStream is : istreams) {</text:p>
      <text:p text:style-name="P7"><text:tab/><text:tab/><text:tab/><text:tab/><text:tab/><text:span text:style-name="T1">byte</text:span>[] buf = <text:span text:style-name="T1">new</text:span> <text:span text:style-name="T1">byte</text:span>[100];</text:p>
      <text:p text:style-name="P7"><text:tab/><text:tab/><text:tab/><text:tab/><text:tab/><text:span text:style-name="T1">int</text:span> len = is.read(buf);</text:p>
      <text:p text:style-name="P7"><text:tab/><text:tab/><text:tab/><text:tab/><text:tab/>InputStream ns = <text:span text:style-name="T1">new</text:span> ByteArrayInputStream(buf, 0, len);</text:p>
      <text:p text:style-name="P7"><text:tab/><text:tab/><text:tab/><text:tab/><text:tab/>nstreams.add(ns);</text:p>
      <text:p text:style-name="P7"><text:tab/><text:tab/><text:tab/><text:tab/><text:tab/>is.close();</text:p>
      <text:p text:style-name="P7"><text:tab/><text:tab/><text:tab/><text:tab/>}</text:p>
      <text:p text:style-name="P7"><text:tab/><text:tab/><text:tab/>}</text:p>
      <text:p text:style-name="P7"><text:tab/><text:tab/>}</text:p>
      <text:p text:style-name="P7"><text:tab/><text:tab/><text:span text:style-name="T1">catch</text:span> (IOException e) {</text:p>
      <text:p text:style-name="P7"><text:tab/><text:tab/><text:tab/><text:span text:style-name="T1">throw</text:span> <text:span text:style-name="T1">new</text:span> RemoteException("Failed to read streams", e);</text:p>
      <text:p text:style-name="P7"><text:tab/><text:tab/>}</text:p>
      <text:p text:style-name="P7"/>
      <text:list xml:id="list39711671" text:continue-numbering="true" text:style-name="L29">
        <text:list-header>
          <text:p text:style-name="P36"/>
        </text:list-header>
        <text:list-item>
          <text:p text:style-name="P36">Add the following lines before the return statement in function “listTasks”. This lines set the streams positions to the beginning which is necessary if the streams are read more than once.</text:p>
        </text:list-item>
      </text:list>
      <text:p text:style-name="P7"><text:tab/><text:tab/>// Move stream position to begin</text:p>
      <text:p text:style-name="P7"><text:tab/><text:tab/><text:span text:style-name="T1">for</text:span> (TaskInfo task : tasksOfUser) {</text:p>
      <text:p text:style-name="P7"><text:tab/><text:tab/><text:tab/>List&lt;InputStream&gt; streams = task.getAttachments();</text:p>
      <text:p text:style-name="P7"><text:tab/><text:tab/><text:tab/><text:span text:style-name="T1">if</text:span> (streams != <text:span text:style-name="T1">null</text:span>) {</text:p>
      <text:p text:style-name="P7"><text:tab/><text:tab/><text:tab/><text:tab/><text:span text:style-name="T1">for</text:span> (InputStream is : task.getAttachments()) {</text:p>
      <text:p text:style-name="P7"><text:tab/><text:tab/><text:tab/><text:tab/><text:tab/>ByteArrayInputStream bs = (ByteArrayInputStream)is;</text:p>
      <text:p text:style-name="P7"><text:tab/><text:tab/><text:tab/><text:tab/><text:tab/>bs.reset();</text:p>
      <text:p text:style-name="P7"><text:tab/><text:tab/><text:tab/><text:tab/>}</text:p>
      <text:p text:style-name="P7"><text:tab/><text:tab/><text:tab/>}</text:p>
      <text:p text:style-name="P7"><text:tab/><text:tab/>}</text:p>
      <text:p text:style-name="Text_20_body"/>
      <text:h text:style-name="Heading_20_2" text:outline-level="2"><text:span text:style-name="T3">Client-side Interfaces, Invoke Client from Server</text:span></text:h>
      <text:p text:style-name="P17">It could be useful in client-server applications to be able to initiate the data exchange by the server. This is often called as server-push technology. BYPS supports a server-push functionality in a very convenient way, whereby the server can call interface methods implemented by the client. This methods can return values to the server and they even can throw exceptions which can be caught by the server. </text:p>
      <text:p text:style-name="P17">The next example shows how to work with client-side interfaces. The code can be found at <text:bibliography-mark text:identifier="TASKAPP" text:bibliography-type="article" text:author="Wolfgang Imig" text:title="BYPS Taskapp Example" text:url="https://github.com/wolfgangimig/taskapp">[TASKAPP]</text:bibliography-mark> in branch “Notify”.</text:p>
      <text:p text:style-name="P17"/>
      <text:list xml:id="list954457601080573575" text:style-name="L31">
        <text:list-item>
          <text:p text:style-name="P37">In project “taskapp-api”, create a new interface “TaskNotify” in package “task.app” as <text:soft-page-break/>follows, tag the interface with “@BClientRemote”. This advices the generator to create a skeleton class for all supported client-side platforms.</text:p>
        </text:list-item>
      </text:list>
      <text:p text:style-name="P7"><text:span text:style-name="T1">/**</text:span></text:p>
      <text:p text:style-name="P7"><text:s/>* <text:span text:style-name="T1">@BclientRemote</text:span></text:p>
      <text:p text:style-name="P13"><text:span text:style-name="T1"><text:s/>* </text:span><text:span text:style-name="T2">@since</text:span><text:span text:style-name="T2"> 1.0.0.1</text:span></text:p>
      <text:p text:style-name="P7"><text:s/>*/</text:p>
      <text:p text:style-name="Code"><text:span text:style-name="T1">public</text:span> <text:span text:style-name="T1">interface</text:span> TaskNotify <text:span text:style-name="T1">extends</text:span> BRemote {</text:p>
      <text:p text:style-name="Code"/>
      <text:p text:style-name="Code"><text:tab/><text:span text:style-name="T1">public</text:span> <text:span text:style-name="T1">int</text:span> <text:span text:style-name="T6">receiveTask</text:span>(TaskInfo tasks) <text:span text:style-name="T1">throws</text:span> RemoteException;</text:p>
      <text:p text:style-name="Code"><text:tab/></text:p>
      <text:p text:style-name="Code">}</text:p>
      <text:p text:style-name="Code"/>
      <text:list xml:id="list39719267" text:continue-numbering="true" text:style-name="L31">
        <text:list-header>
          <text:p text:style-name="P37"/>
        </text:list-header>
      </text:list>
      <text:list xml:id="list2698273084717641596" text:style-name="L32">
        <text:list-item>
          <text:p text:style-name="P38">Run the generator: right-click “byps.xml”, “Run As – Ant Build”</text:p>
        </text:list-item>
        <text:list-item>
          <text:p text:style-name="P38">Refresh projects “taskapp-ser” and “taskapp-srv”: right-click project, “Refresh”</text:p>
        </text:list-item>
      </text:list>
      <text:p text:style-name="P17"/>
      <text:list xml:id="list8533149258781370774" text:style-name="L33">
        <text:list-item>
          <text:p text:style-name="P39">In project “taskapp-client-j”, create a new class “TaskNotifyImpl” in package “task.app” inherited from “Bskeleton_TaskNotify”. Implement the “receiveTasks” function:</text:p>
        </text:list-item>
      </text:list>
      <text:p text:style-name="P13"><text:span text:style-name="T1">public</text:span> <text:span text:style-name="T1">class</text:span> TaskNotifyImpl <text:span text:style-name="T1">extends</text:span> BSkeleton_TaskNotify {</text:p>
      <text:p text:style-name="P13"/>
      <text:p text:style-name="P13"><text:tab/>@Override</text:p>
      <text:p text:style-name="P13"><text:tab/><text:span text:style-name="T1">public</text:span> <text:span text:style-name="T1">int</text:span> <text:span text:style-name="T6">receiveTask</text:span>(TaskInfo task) <text:span text:style-name="T1">throws</text:span> RemoteException {</text:p>
      <text:p text:style-name="P13"><text:tab/><text:tab/>System.<text:span text:style-name="T9">out</text:span>.println("received task: " + task);</text:p>
      <text:p text:style-name="P13"><text:tab/><text:tab/><text:span text:style-name="T1">return</text:span> 123;</text:p>
      <text:p text:style-name="P13"><text:tab/>}</text:p>
      <text:p text:style-name="P13"><text:span text:style-name="T17">}</text:span></text:p>
      <text:p text:style-name="P17"/>
      <text:list xml:id="list8287686536900814476" text:style-name="L34">
        <text:list-item>
          <text:p text:style-name="P40">In class “TaskappMain” add an instance of this class to the client object:</text:p>
        </text:list-item>
      </text:list>
      <text:p text:style-name="P7">...</text:p>
      <text:p text:style-name="P7"><text:tab/><text:tab/>BClient_Taskapp bclient = <text:span text:style-name="T9">createClient</text:span>(url);</text:p>
      <text:p text:style-name="P7"><text:tab/><text:tab/></text:p>
      <text:p text:style-name="P7"><text:tab/><text:tab/><text:span text:style-name="T1">try</text:span> {</text:p>
      <text:p text:style-name="P7"><text:tab/><text:tab/><text:tab/>bclient.addRemote(<text:span text:style-name="T1">new</text:span> TaskNotifyImpl());</text:p>
      <text:p text:style-name="P7"><text:tab/><text:tab/><text:tab/></text:p>
      <text:p text:style-name="P7"><text:tab/><text:tab/><text:tab/>bclient.start();</text:p>
      <text:p text:style-name="P7">...</text:p>
      <text:list xml:id="list39713271" text:continue-numbering="true" text:style-name="L34">
        <text:list-header>
          <text:p text:style-name="P40"/>
        </text:list-header>
        <text:list-item>
          <text:p text:style-name="P40">In project “taskapp-srv”, class “TaskServiceImpl”, add a “HSession” parameter to the constructor and add a member variable “Hsession”:</text:p>
        </text:list-item>
      </text:list>
      <text:p text:style-name="P7"><text:tab/><text:span text:style-name="T1">private</text:span> HSession <text:span text:style-name="T6">session</text:span>;</text:p>
      <text:p text:style-name="P7"><text:tab/></text:p>
      <text:p text:style-name="P7"><text:tab/><text:span text:style-name="T1">public</text:span> TaskServiceImpl(HSession session) {</text:p>
      <text:p text:style-name="P7"><text:tab/><text:tab/><text:span text:style-name="T1">this</text:span>.session = session;</text:p>
      <text:p text:style-name="P7"><text:tab/><text:tab/><text:span text:style-name="T1">this</text:span>.userName = "Fritz"; </text:p>
      <text:p text:style-name="P7"><text:tab/>}</text:p>
      <text:p text:style-name="P7"/>
      <text:p text:style-name="P17"/>
      <text:list xml:id="list6531455009976509441" text:style-name="L35">
        <text:list-item>
          <text:p text:style-name="P41">At the end of function “addTask”, add a call to the “receiveTask” function of the client:</text:p>
        </text:list-item>
      </text:list>
      <text:p text:style-name="P7"><text:tab/>// Notify client </text:p>
      <text:p text:style-name="P7"><text:tab/>BClient_Taskapp bclient = (BClient_Taskapp)session.getClientR();</text:p>
      <text:p text:style-name="P7"><text:tab/>bclient.getTaskNotify().receiveTask(task);</text:p>
      <text:p text:style-name="P7"/>
      <text:p text:style-name="P17"/>
      <text:list xml:id="list7410585236920123065" text:style-name="L36">
        <text:list-item>
          <text:p text:style-name="P42">Save all sources, start the server and execute “TaskappMain add” from the Eclipse toolbar. The line “received task: ...” should be displayed in the console window.</text:p>
        </text:list-item>
        <text:list-item>
          <text:p text:style-name="P42">If you want to verify, that the streams are available too, add the following lines to your “receiveTask” implementation:</text:p>
        </text:list-item>
      </text:list>
      <text:p text:style-name="P7"><text:tab/><text:tab/><text:span text:style-name="T1">try</text:span> {</text:p>
      <text:p text:style-name="P7"><text:tab/><text:tab/><text:tab/>System.<text:span text:style-name="T9">out</text:span>.print("--- attachments: ");</text:p>
      <text:p text:style-name="P7"><text:soft-page-break/><text:tab/><text:tab/><text:tab/><text:span text:style-name="T1">for</text:span> (InputStream s : task.getAttachments()) {</text:p>
      <text:p text:style-name="P7"><text:tab/><text:tab/><text:tab/><text:tab/>BContentStream bs = (BContentStream)s;</text:p>
      <text:p text:style-name="P7"><text:tab/><text:tab/><text:tab/><text:tab/>System.<text:span text:style-name="T9">out</text:span>.print("{ " + bs.getContentType() + </text:p>
      <text:p text:style-name="P7"><text:s text:c="47"/>", #" + bs.getContentLength() + ", [");</text:p>
      <text:p text:style-name="P7"><text:tab/><text:tab/><text:tab/><text:tab/><text:span text:style-name="T1">for</text:span> (<text:span text:style-name="T1">int</text:span> i = 0; i &lt; 10; i++) {</text:p>
      <text:p text:style-name="P7"><text:tab/><text:tab/><text:tab/><text:tab/><text:tab/>System.<text:span text:style-name="T9">out</text:span>.print((<text:span text:style-name="T1">char</text:span>)bs.read());</text:p>
      <text:p text:style-name="P7"><text:tab/><text:tab/><text:tab/><text:tab/>}</text:p>
      <text:p text:style-name="P7"><text:tab/><text:tab/><text:tab/><text:tab/>System.<text:span text:style-name="T9">out</text:span>.print("]}, ");</text:p>
      <text:p text:style-name="P7"><text:tab/><text:tab/><text:tab/>}</text:p>
      <text:p text:style-name="P7"><text:tab/><text:tab/><text:tab/>System.<text:span text:style-name="T9">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17"/>
      <text:h text:style-name="Heading_20_2" text:outline-level="2">Authentication</text:h>
      <text:p text:style-name="Text_20_body"/>
      <text:h text:style-name="P74" text:outline-level="2">Develop C++ Client Applications</text:h>
      <text:p text:style-name="Text_20_body"><text:span text:style-name="T3">The required libraries and C++ includes can be found in the file “byps-lib.zip” at </text:span><text:span text:style-name="T3"><text:bibliography-mark text:identifier="BYPS" text:bibliography-type="article" text:author="Wolfgang Imig" text:title="Binary Portable Serialization" text:url="https://github.com/wolfgangimig/byps">[BYPS]</text:bibliography-mark></text:span><text:span text:style-name="T3">. In order to download this file at GitHub, click on “byps-lib.zip” and then “View Raw”. Unpack this ZIP archive into an arbitrary directory, e.g. c:\lib\byps. This directory is in the following sections referred to as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p text:style-name="P17"/>
      <text:h text:style-name="P73" text:outline-level="3">Java Development</text:h>
      <text:p text:style-name="P17">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7">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7"/>
      <text:h text:style-name="P73" text:outline-level="3">C# Development</text:h>
      <text:p text:style-name="P17">At least Microsoft Visual Studio 2012 Express is required. The .NET run-time must be 4.0 or newer.</text:p>
      <text:p text:style-name="P17">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73" text:outline-level="3"><text:soft-page-break/>C++ Development</text:h>
      <text:p text:style-name="P17">Mircosoft Visual Studio 2012 Express or newer is required. The generated code uses C++11 language features (e.g. lambda expressions). </text:p>
      <text:p text:style-name="P17">Support for QT 5.0 is under development.</text:p>
      <text:p text:style-name="P17">The BYPS communication classes have to be added in source code to the target projects.</text:p>
      <text:h text:style-name="P73" text:outline-level="3">JavaScript Development</text:h>
      <text:p text:style-name="P17">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h text:style-name="Heading_20_1" text:outline-level="1">Eclipse Tips</text:h>
      <text:h text:style-name="Heading_20_2" text:outline-level="2">Client Cannot Connect to Server, HTTP 404</text:h>
      <text:p text:style-name="Text_20_body">Sometimes, Eclipse fails to keep the code deployed on the Tomcat server up to date. Then it helps to remove the project “taskapp-srv” from the server and add it again. Perform the following steps in order to do this:</text:p>
      <text:list xml:id="list6642556938990888073" text:style-name="L30">
        <text:list-item>
          <text:p text:style-name="P61">Select the “Servers” view:</text:p>
        </text:list-item>
      </text:list>
      <text:p text:style-name="Text_20_body"><draw:frame draw:style-name="fr1" draw:name="Grafik38" text:anchor-type="paragraph" svg:width="9.924cm" svg:height="2.251cm" draw:z-index="37"><draw:image xlink:href="Pictures/20000007000026C3000008CA0E8B671A.svm" xlink:type="simple" xlink:show="embed" xlink:actuate="onLoad"/></draw:frame></text:p>
      <text:list xml:id="list39718827" text:continue-numbering="true" text:style-name="L30">
        <text:list-item>
          <text:p text:style-name="P61">Stop “Tomcat...” if it is running.</text:p>
        </text:list-item>
        <text:list-item>
          <text:p text:style-name="P61">Expand “Tomcat...”, right-click on “taskapp-srv”, select “Remove”.</text:p>
        </text:list-item>
        <text:list-item>
          <text:p text:style-name="P61">Right-click “Tomcat...”, “Publish”</text:p>
        </text:list-item>
        <text:list-item>
          <text:p text:style-name="P61">Right-click “Tomcat...”, “Add and Remove...”, select “taskapp-srv”, click “Add &gt;”, click “Finish”</text:p>
        </text:list-item>
        <text:list-item>
          <text:p text:style-name="P61">Right-click “Tomcat...”, “Publish”</text:p>
        </text:list-item>
        <text:list-item>
          <text:p text:style-name="P61">Start “Tomcat...”</text:p>
        </text:list-item>
      </text:list>
      <text:p text:style-name="Text_20_body"/>
      <text:h text:style-name="P72"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75">BYPS: Wolfgang Imig, Binary Portable Serialization, https://github.com/wolfgangimig/byps</text:p>
          <text:p text:style-name="P75">JDK: ORACLE, JDK, http://www.oracle.com/technetwork/java/javase/downloads/index.html</text:p>
          <text:p text:style-name="P75"><text:soft-page-break/>ECLIPSE: Eclipse Foundation, Eclipse IDE for Java EE Developers, https://www.eclipse.org/downloads/</text:p>
          <text:p text:style-name="P75">TOMCAT: Apache Software Foundation, Apache Tomcat, http://tomcat.apache.org/download-70.cgi</text:p>
          <text:p text:style-name="P75">LIBDIR: Wolfgang Imig, Directory with BYPS libraries and C++ includes, https://github.com/wolfgangimig/byps/blob/master/byps-lib.zip</text:p>
          <text:p text:style-name="P75">JSON: Crockford, Java Script Object Notation, http://www.json.org/</text:p>
          <text:p text:style-name="P75">TASKAPP: Wolfgang Imig, BYPS Taskapp Example, https://github.com/wolfgangimig/taskapp</text:p>
        </text:index-body>
      </text:bibliograph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4-12T19:57:01.63</dc:date>
    <meta:editing-duration>P1DT8H15M49S</meta:editing-duration>
    <meta:editing-cycles>107</meta:editing-cycles>
    <meta:generator>OpenOffice.org/3.4.1$Win32 OpenOffice.org_project/341m1$Build-9593</meta:generator>
    <meta:document-statistic meta:table-count="3" meta:image-count="38" meta:object-count="0" meta:page-count="34" meta:paragraph-count="802" meta:word-count="6020" meta:character-count="43809"/>
  </office:meta>
</office:document-meta>
</file>